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2.1323in" svg:y="4.1827in">
            <draw:object draw:notify-on-update-of-ranges="Sheet1.K22:Sheet1.K29 Sheet1.L21:Sheet1.L21 Sheet1.L22:Sheet1.L29 Sheet1.M21:Sheet1.M21 Sheet1.M22:Sheet1.M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0.7079in" svg:y="0.2224in">
            <draw:object draw:notify-on-update-of-ranges="Sheet1.J3:Sheet1.J8 Sheet1.K2:Sheet1.K2 Sheet1.K3:Sheet1.K8 Sheet1.L2:Sheet1.L2 Sheet1.L3:Sheet1.L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/>
          <table:table-cell office:value-type="string">
            <text:p>v2v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>
            <text:p>n</text:p>
          </table:table-cell>
          <table:table-cell office:value-type="string">
            <text:p>flops</text:p>
          </table:table-cell>
          <table:table-cell office:value-type="string">
            <text:p>flops: GHz</text:p>
          </table:table-cell>
          <table:table-cell/>
          <table:table-cell office:value-type="string">
            <text:p>n</text:p>
          </table:table-cell>
          <table:table-cell office:value-type="string">
            <text:p>Float</text:p>
          </table:table-cell>
          <table:table-cell office:value-type="string">
            <text:p>Doubl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0.000001467">
            <text:p>0.000001467</text:p>
          </table:table-cell>
          <table:table-cell/>
          <table:table-cell office:value-type="float" office:value="10">
            <text:p>10</text:p>
          </table:table-cell>
          <table:table-cell table:formula="of:=[.C3]/[.D3]" office:value-type="float" office:value="6816632.58350375">
            <text:p>6816632.58350375</text:p>
          </table:table-cell>
          <table:table-cell table:formula="of:=[.G3]/POWER(2; 30)" office:value-type="float" office:value="0.00634848380787647">
            <text:p>0.0063484838</text:p>
          </table:table-cell>
          <table:table-cell/>
          <table:table-cell office:value-type="float" office:value="10">
            <text:p>10</text:p>
          </table:table-cell>
          <table:table-cell office:value-type="float" office:value="0.0063484838">
            <text:p>0.0063484838</text:p>
          </table:table-cell>
          <table:table-cell office:value-type="float" office:value="0.007018256">
            <text:p>0.00701825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0.000001606">
            <text:p>0.000001606</text:p>
          </table:table-cell>
          <table:table-cell/>
          <table:table-cell office:value-type="float" office:value="100">
            <text:p>100</text:p>
          </table:table-cell>
          <table:table-cell table:formula="of:=[.C4]/[.D4]" office:value-type="float" office:value="62266500.622665">
            <text:p>62266500.622665</text:p>
          </table:table-cell>
          <table:table-cell table:formula="of:=[.G4]/POWER(2; 30)" office:value-type="float" office:value="0.0579901976721967">
            <text:p>0.0579901977</text:p>
          </table:table-cell>
          <table:table-cell/>
          <table:table-cell office:value-type="float" office:value="100">
            <text:p>100</text:p>
          </table:table-cell>
          <table:table-cell office:value-type="float" office:value="0.0579901977">
            <text:p>0.0579901977</text:p>
          </table:table-cell>
          <table:table-cell office:value-type="float" office:value="0.0605935312">
            <text:p>0.06059353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0.000002864">
            <text:p>0.000002864</text:p>
          </table:table-cell>
          <table:table-cell/>
          <table:table-cell office:value-type="float" office:value="1000">
            <text:p>1000</text:p>
          </table:table-cell>
          <table:table-cell table:formula="of:=[.C5]/[.D5]" office:value-type="float" office:value="349162011.173184">
            <text:p>349162011.173184</text:p>
          </table:table-cell>
          <table:table-cell table:formula="of:=[.G5]/POWER(2; 30)" office:value-type="float" office:value="0.325182463203728">
            <text:p>0.3251824632</text:p>
          </table:table-cell>
          <table:table-cell/>
          <table:table-cell office:value-type="float" office:value="1000">
            <text:p>1000</text:p>
          </table:table-cell>
          <table:table-cell office:value-type="float" office:value="0.3251824632">
            <text:p>0.3251824632</text:p>
          </table:table-cell>
          <table:table-cell office:value-type="float" office:value="0.1481582206">
            <text:p>0.14815822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office:value-type="float" office:value="0.000047352">
            <text:p>0.000047352</text:p>
          </table:table-cell>
          <table:table-cell/>
          <table:table-cell office:value-type="float" office:value="10000">
            <text:p>10000</text:p>
          </table:table-cell>
          <table:table-cell table:formula="of:=[.C6]/[.D6]" office:value-type="float" office:value="211184321.675959">
            <text:p>211184321.675959</text:p>
          </table:table-cell>
          <table:table-cell table:formula="of:=[.G6]/POWER(2; 30)" office:value-type="float" office:value="0.196680726181677">
            <text:p>0.1966807262</text:p>
          </table:table-cell>
          <table:table-cell/>
          <table:table-cell office:value-type="float" office:value="10000">
            <text:p>10000</text:p>
          </table:table-cell>
          <table:table-cell office:value-type="float" office:value="0.1966807262">
            <text:p>0.1966807262</text:p>
          </table:table-cell>
          <table:table-cell office:value-type="float" office:value="0.1235847841">
            <text:p>0.123584784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00">
            <text:p>100000</text:p>
          </table:table-cell>
          <table:table-cell office:value-type="float" office:value="0.000506769">
            <text:p>0.000506769</text:p>
          </table:table-cell>
          <table:table-cell/>
          <table:table-cell office:value-type="float" office:value="100000">
            <text:p>100000</text:p>
          </table:table-cell>
          <table:table-cell table:formula="of:=[.C7]/[.D7]" office:value-type="float" office:value="197328565.875182">
            <text:p>197328565.875182</text:p>
          </table:table-cell>
          <table:table-cell table:formula="of:=[.G7]/POWER(2; 30)" office:value-type="float" office:value="0.183776548016054">
            <text:p>0.183776548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0.183776548">
            <text:p>0.183776548</text:p>
          </table:table-cell>
          <table:table-cell office:value-type="float" office:value="0.0925967703">
            <text:p>0.09259677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  <table:table-cell office:value-type="float" office:value="0.005696042">
            <text:p>0.005696042</text:p>
          </table:table-cell>
          <table:table-cell/>
          <table:table-cell office:value-type="float" office:value="1000000">
            <text:p>1000000</text:p>
          </table:table-cell>
          <table:table-cell table:formula="of:=[.C8]/[.D8]" office:value-type="float" office:value="175560503.240671">
            <text:p>175560503.240671</text:p>
          </table:table-cell>
          <table:table-cell table:formula="of:=[.G8]/POWER(2; 30)" office:value-type="float" office:value="0.163503459878891">
            <text:p>0.1635034599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0.1635034599">
            <text:p>0.1635034599</text:p>
          </table:table-cell>
          <table:table-cell office:value-type="float" office:value="0.0856642534">
            <text:p>0.0856642534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v2v_d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>
            <text:p>n</text:p>
          </table:table-cell>
          <table:table-cell office:value-type="string">
            <text:p>flops</text:p>
          </table:table-cell>
          <table:table-cell office:value-type="string">
            <text:p>flops: GHz</text:p>
          </table:table-cell>
          <table:table-cell/>
          <table:table-cell office:value-type="string">
            <text:p>n</text:p>
          </table:table-cell>
          <table:table-cell office:value-type="string">
            <text:p>flops: GHz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0.000001327">
            <text:p>0.000001327</text:p>
          </table:table-cell>
          <table:table-cell/>
          <table:table-cell office:value-type="float" office:value="10">
            <text:p>10</text:p>
          </table:table-cell>
          <table:table-cell table:formula="of:=[.C12]/[.D12]" office:value-type="float" office:value="7535795.02637528">
            <text:p>7535795.02637528</text:p>
          </table:table-cell>
          <table:table-cell table:formula="of:=[.G12]/POWER(2;30)" office:value-type="float" office:value="0.00701825602573835">
            <text:p>0.007018256</text:p>
          </table:table-cell>
          <table:table-cell/>
          <table:table-cell office:value-type="float" office:value="10">
            <text:p>10</text:p>
          </table:table-cell>
          <table:table-cell office:value-type="float" office:value="0.007018256">
            <text:p>0.0070182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0.000001537">
            <text:p>0.000001537</text:p>
          </table:table-cell>
          <table:table-cell/>
          <table:table-cell office:value-type="float" office:value="100">
            <text:p>100</text:p>
          </table:table-cell>
          <table:table-cell table:formula="of:=[.C13]/[.D13]" office:value-type="float" office:value="65061808.7182824">
            <text:p>65061808.7182824</text:p>
          </table:table-cell>
          <table:table-cell table:formula="of:=[.G13]/POWER(2;30)" office:value-type="float" office:value="0.0605935312046505">
            <text:p>0.0605935312</text:p>
          </table:table-cell>
          <table:table-cell/>
          <table:table-cell office:value-type="float" office:value="100">
            <text:p>100</text:p>
          </table:table-cell>
          <table:table-cell office:value-type="float" office:value="0.0605935312">
            <text:p>0.06059353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0.000006286">
            <text:p>0.000006286</text:p>
          </table:table-cell>
          <table:table-cell/>
          <table:table-cell office:value-type="float" office:value="1000">
            <text:p>1000</text:p>
          </table:table-cell>
          <table:table-cell table:formula="of:=[.C14]/[.D14]" office:value-type="float" office:value="159083678.014636">
            <text:p>159083678.014636</text:p>
          </table:table-cell>
          <table:table-cell table:formula="of:=[.G14]/POWER(2;30)" office:value-type="float" office:value="0.14815822058789">
            <text:p>0.1481582206</text:p>
          </table:table-cell>
          <table:table-cell/>
          <table:table-cell office:value-type="float" office:value="1000">
            <text:p>1000</text:p>
          </table:table-cell>
          <table:table-cell office:value-type="float" office:value="0.1481582206">
            <text:p>0.14815822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office:value-type="float" office:value="0.000075359">
            <text:p>0.000075359</text:p>
          </table:table-cell>
          <table:table-cell/>
          <table:table-cell office:value-type="float" office:value="10000">
            <text:p>10000</text:p>
          </table:table-cell>
          <table:table-cell table:formula="of:=[.C15]/[.D15]" office:value-type="float" office:value="132698151.514749">
            <text:p>132698151.514749</text:p>
          </table:table-cell>
          <table:table-cell table:formula="of:=[.G15]/POWER(2;30)" office:value-type="float" office:value="0.123584784115431">
            <text:p>0.123584784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0.1235847841">
            <text:p>0.123584784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000">
            <text:p>100000</text:p>
          </table:table-cell>
          <table:table-cell office:value-type="float" office:value="0.001005783">
            <text:p>0.001005783</text:p>
          </table:table-cell>
          <table:table-cell/>
          <table:table-cell office:value-type="float" office:value="100000">
            <text:p>100000</text:p>
          </table:table-cell>
          <table:table-cell table:formula="of:=[.C16]/[.D16]" office:value-type="float" office:value="99425025.0799626">
            <text:p>99425025.0799626</text:p>
          </table:table-cell>
          <table:table-cell table:formula="of:=[.G16]/POWER(2;30)" office:value-type="float" office:value="0.0925967703386793">
            <text:p>0.0925967703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0.0925967703">
            <text:p>0.09259677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  <table:table-cell office:value-type="float" office:value="0.010871776">
            <text:p>0.010871776</text:p>
          </table:table-cell>
          <table:table-cell/>
          <table:table-cell office:value-type="float" office:value="1000000">
            <text:p>1000000</text:p>
          </table:table-cell>
          <table:table-cell table:formula="of:=[.C17]/[.D17]" office:value-type="float" office:value="91981291.7411102">
            <text:p>91981291.7411102</text:p>
          </table:table-cell>
          <table:table-cell table:formula="of:=[.G17]/POWER(2;30)" office:value-type="float" office:value="0.0856642534407882">
            <text:p>0.0856642534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0.0856642534">
            <text:p>0.0856642534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>
            <text:p>m2v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>
            <text:p>n</text:p>
          </table:table-cell>
          <table:table-cell office:value-type="string">
            <text:p>flops</text:p>
          </table:table-cell>
          <table:table-cell office:value-type="string">
            <text:p>flops: GHz</text:p>
          </table:table-cell>
          <table:table-cell/>
          <table:table-cell office:value-type="string">
            <text:p>n</text:p>
          </table:table-cell>
          <table:table-cell office:value-type="string">
            <text:p>Float</text:p>
          </table:table-cell>
          <table:table-cell office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500">
            <text:p>500</text:p>
          </table:table-cell>
          <table:table-cell office:value-type="float" office:value="0.000492451">
            <text:p>0.000492451</text:p>
          </table:table-cell>
          <table:table-cell/>
          <table:table-cell office:value-type="float" office:value="500">
            <text:p>500</text:p>
          </table:table-cell>
          <table:table-cell table:formula="of:=POWER([.G22]; 2)*2 / [.E22]" office:value-type="float" office:value="1015329443.94468">
            <text:p>1015329443.94468</text:p>
          </table:table-cell>
          <table:table-cell table:formula="of:=[.H22]/POWER(2;30)" office:value-type="float" office:value="0.945599231817459">
            <text:p>0.9455992318</text:p>
          </table:table-cell>
          <table:table-cell/>
          <table:table-cell office:value-type="float" office:value="500">
            <text:p>500</text:p>
          </table:table-cell>
          <table:table-cell office:value-type="float" office:value="0.9455992318">
            <text:p>0.9455992318</text:p>
          </table:table-cell>
          <table:table-cell office:value-type="float" office:value="0.8456912604">
            <text:p>0.84569126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000">
            <text:p>1000</text:p>
          </table:table-cell>
          <table:table-cell office:value-type="float" office:value="0.002000324">
            <text:p>0.002000324</text:p>
          </table:table-cell>
          <table:table-cell/>
          <table:table-cell office:value-type="float" office:value="1000">
            <text:p>1000</text:p>
          </table:table-cell>
          <table:table-cell table:formula="of:=POWER([.G23]; 2)*2 / [.E23]" office:value-type="float" office:value="999838026.239749">
            <text:p>999838026.239749</text:p>
          </table:table-cell>
          <table:table-cell table:formula="of:=[.H23]/POWER(2;30)" office:value-type="float" office:value="0.931171724796062">
            <text:p>0.9311717248</text:p>
          </table:table-cell>
          <table:table-cell/>
          <table:table-cell office:value-type="float" office:value="1000">
            <text:p>1000</text:p>
          </table:table-cell>
          <table:table-cell office:value-type="float" office:value="0.9311717248">
            <text:p>0.9311717248</text:p>
          </table:table-cell>
          <table:table-cell office:value-type="float" office:value="0.8279688758">
            <text:p>0.8279688758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500">
            <text:p>1500</text:p>
          </table:table-cell>
          <table:table-cell office:value-type="float" office:value="0.004489466">
            <text:p>0.004489466</text:p>
          </table:table-cell>
          <table:table-cell/>
          <table:table-cell office:value-type="float" office:value="1500">
            <text:p>1500</text:p>
          </table:table-cell>
          <table:table-cell table:formula="of:=POWER([.G24]; 2)*2 / [.E24]" office:value-type="float" office:value="1002346381.50729">
            <text:p>1002346381.50729</text:p>
          </table:table-cell>
          <table:table-cell table:formula="of:=[.H24]/POWER(2;30)" office:value-type="float" office:value="0.933507812681876">
            <text:p>0.9335078127</text:p>
          </table:table-cell>
          <table:table-cell/>
          <table:table-cell office:value-type="float" office:value="1500">
            <text:p>1500</text:p>
          </table:table-cell>
          <table:table-cell office:value-type="float" office:value="0.9335078127">
            <text:p>0.9335078127</text:p>
          </table:table-cell>
          <table:table-cell office:value-type="float" office:value="0.8539337819">
            <text:p>0.85393378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2000">
            <text:p>2000</text:p>
          </table:table-cell>
          <table:table-cell office:value-type="float" office:value="0.007985648">
            <text:p>0.007985648</text:p>
          </table:table-cell>
          <table:table-cell/>
          <table:table-cell office:value-type="float" office:value="2000">
            <text:p>2000</text:p>
          </table:table-cell>
          <table:table-cell table:formula="of:=POWER([.G25]; 2)*2 / [.E25]" office:value-type="float" office:value="1001797224.22025">
            <text:p>1001797224.22025</text:p>
          </table:table-cell>
          <table:table-cell table:formula="of:=[.H25]/POWER(2;30)" office:value-type="float" office:value="0.932996370103444">
            <text:p>0.9329963701</text:p>
          </table:table-cell>
          <table:table-cell/>
          <table:table-cell office:value-type="float" office:value="2000">
            <text:p>2000</text:p>
          </table:table-cell>
          <table:table-cell office:value-type="float" office:value="0.9329963701">
            <text:p>0.9329963701</text:p>
          </table:table-cell>
          <table:table-cell office:value-type="float" office:value="0.8635162559">
            <text:p>0.8635162559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2500">
            <text:p>2500</text:p>
          </table:table-cell>
          <table:table-cell office:value-type="float" office:value="0.012474007">
            <text:p>0.012474007</text:p>
          </table:table-cell>
          <table:table-cell/>
          <table:table-cell office:value-type="float" office:value="2500">
            <text:p>2500</text:p>
          </table:table-cell>
          <table:table-cell table:formula="of:=POWER([.G26]; 2)*2 / [.E26]" office:value-type="float" office:value="1002083773.0811">
            <text:p>1002083773.0811</text:p>
          </table:table-cell>
          <table:table-cell table:formula="of:=[.H26]/POWER(2;30)" office:value-type="float" office:value="0.933263239526279">
            <text:p>0.9332632395</text:p>
          </table:table-cell>
          <table:table-cell/>
          <table:table-cell office:value-type="float" office:value="2500">
            <text:p>2500</text:p>
          </table:table-cell>
          <table:table-cell office:value-type="float" office:value="0.9332632395">
            <text:p>0.9332632395</text:p>
          </table:table-cell>
          <table:table-cell office:value-type="float" office:value="0.8689550953">
            <text:p>0.8689550953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3000">
            <text:p>3000</text:p>
          </table:table-cell>
          <table:table-cell office:value-type="float" office:value="0.017965551">
            <text:p>0.017965551</text:p>
          </table:table-cell>
          <table:table-cell/>
          <table:table-cell office:value-type="float" office:value="3000">
            <text:p>3000</text:p>
          </table:table-cell>
          <table:table-cell table:formula="of:=POWER([.G27]; 2)*2 / [.E27]" office:value-type="float" office:value="1001917503.11471">
            <text:p>1001917503.11471</text:p>
          </table:table-cell>
          <table:table-cell table:formula="of:=[.H27]/POWER(2;30)" office:value-type="float" office:value="0.933108388553104">
            <text:p>0.9331083886</text:p>
          </table:table-cell>
          <table:table-cell/>
          <table:table-cell office:value-type="float" office:value="3000">
            <text:p>3000</text:p>
          </table:table-cell>
          <table:table-cell office:value-type="float" office:value="0.9331083886">
            <text:p>0.9331083886</text:p>
          </table:table-cell>
          <table:table-cell office:value-type="float" office:value="0.8762577582">
            <text:p>0.8762577582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3500">
            <text:p>3500</text:p>
          </table:table-cell>
          <table:table-cell office:value-type="float" office:value="0.024380472">
            <text:p>0.024380472</text:p>
          </table:table-cell>
          <table:table-cell/>
          <table:table-cell office:value-type="float" office:value="3500">
            <text:p>3500</text:p>
          </table:table-cell>
          <table:table-cell table:formula="of:=POWER([.G28]; 2)*2 / [.E28]" office:value-type="float" office:value="1004902612.22178">
            <text:p>1004902612.22178</text:p>
          </table:table-cell>
          <table:table-cell table:formula="of:=[.H28]/POWER(2;30)" office:value-type="float" office:value="0.935888488052209">
            <text:p>0.9358884881</text:p>
          </table:table-cell>
          <table:table-cell/>
          <table:table-cell office:value-type="float" office:value="3500">
            <text:p>3500</text:p>
          </table:table-cell>
          <table:table-cell office:value-type="float" office:value="0.9358884881">
            <text:p>0.9358884881</text:p>
          </table:table-cell>
          <table:table-cell office:value-type="float" office:value="0.8804891337">
            <text:p>0.8804891337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4000">
            <text:p>4000</text:p>
          </table:table-cell>
          <table:table-cell office:value-type="float" office:value="0.031891203">
            <text:p>0.031891203</text:p>
          </table:table-cell>
          <table:table-cell/>
          <table:table-cell office:value-type="float" office:value="4000">
            <text:p>4000</text:p>
          </table:table-cell>
          <table:table-cell table:formula="of:=POWER([.G29]; 2)*2 / [.E29]" office:value-type="float" office:value="1003411505.04733">
            <text:p>1003411505.04733</text:p>
          </table:table-cell>
          <table:table-cell table:formula="of:=[.H29]/POWER(2;30)" office:value-type="float" office:value="0.934499786279474">
            <text:p>0.9344997863</text:p>
          </table:table-cell>
          <table:table-cell/>
          <table:table-cell office:value-type="float" office:value="4000">
            <text:p>4000</text:p>
          </table:table-cell>
          <table:table-cell office:value-type="float" office:value="0.9344997863">
            <text:p>0.9344997863</text:p>
          </table:table-cell>
          <table:table-cell office:value-type="float" office:value="0.8789186695">
            <text:p>0.8789186695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m2v_d</text:p>
          </table:table-cell>
          <table:table-cell table:number-columns-repeated="4"/>
          <table:table-cell office:value-type="string">
            <text:p>n</text:p>
          </table:table-cell>
          <table:table-cell office:value-type="string">
            <text:p>flops</text:p>
          </table:table-cell>
          <table:table-cell office:value-type="string">
            <text:p>flops: GHz</text:p>
          </table:table-cell>
          <table:table-cell/>
          <table:table-cell office:value-type="string">
            <text:p>n</text:p>
          </table:table-cell>
          <table:table-cell office:value-type="string">
            <text:p>flops: GHz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500">
            <text:p>500</text:p>
          </table:table-cell>
          <table:table-cell office:value-type="float" office:value="0.000550628">
            <text:p>0.000550628</text:p>
          </table:table-cell>
          <table:table-cell/>
          <table:table-cell office:value-type="float" office:value="500">
            <text:p>500</text:p>
          </table:table-cell>
          <table:table-cell table:formula="of:=2*[.G32]^2/[.E32]" office:value-type="float" office:value="908054076.43636">
            <text:p>908054076.43636</text:p>
          </table:table-cell>
          <table:table-cell table:formula="of:=[.H32]/POWER(2;30)" office:value-type="float" office:value="0.845691260356791">
            <text:p>0.8456912604</text:p>
          </table:table-cell>
          <table:table-cell/>
          <table:table-cell office:value-type="float" office:value="500">
            <text:p>500</text:p>
          </table:table-cell>
          <table:table-cell office:value-type="float" office:value="0.8456912604">
            <text:p>0.8456912604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1000">
            <text:p>1000</text:p>
          </table:table-cell>
          <table:table-cell office:value-type="float" office:value="0.002249656">
            <text:p>0.002249656</text:p>
          </table:table-cell>
          <table:table-cell/>
          <table:table-cell office:value-type="float" office:value="1000">
            <text:p>1000</text:p>
          </table:table-cell>
          <table:table-cell table:formula="of:=2*[.G33]^2/[.E33]" office:value-type="float" office:value="889024810.904423">
            <text:p>889024810.904423</text:p>
          </table:table-cell>
          <table:table-cell table:formula="of:=[.H33]/POWER(2;30)" office:value-type="float" office:value="0.827968875788546">
            <text:p>0.8279688758</text:p>
          </table:table-cell>
          <table:table-cell/>
          <table:table-cell office:value-type="float" office:value="1000">
            <text:p>1000</text:p>
          </table:table-cell>
          <table:table-cell office:value-type="float" office:value="0.8279688758">
            <text:p>0.8279688758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1500">
            <text:p>1500</text:p>
          </table:table-cell>
          <table:table-cell office:value-type="float" office:value="0.004907818">
            <text:p>0.004907818</text:p>
          </table:table-cell>
          <table:table-cell/>
          <table:table-cell office:value-type="float" office:value="1500">
            <text:p>1500</text:p>
          </table:table-cell>
          <table:table-cell table:formula="of:=2*[.G34]^2/[.E34]" office:value-type="float" office:value="916904416.585945">
            <text:p>916904416.585945</text:p>
          </table:table-cell>
          <table:table-cell table:formula="of:=[.H34]/POWER(2;30)" office:value-type="float" office:value="0.853933781931126">
            <text:p>0.8539337819</text:p>
          </table:table-cell>
          <table:table-cell/>
          <table:table-cell office:value-type="float" office:value="1500">
            <text:p>1500</text:p>
          </table:table-cell>
          <table:table-cell office:value-type="float" office:value="0.8539337819">
            <text:p>0.8539337819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2000">
            <text:p>2000</text:p>
          </table:table-cell>
          <table:table-cell office:value-type="float" office:value="0.008628188">
            <text:p>0.008628188</text:p>
          </table:table-cell>
          <table:table-cell/>
          <table:table-cell office:value-type="float" office:value="2000">
            <text:p>2000</text:p>
          </table:table-cell>
          <table:table-cell table:formula="of:=2*[.G35]^2/[.E35]" office:value-type="float" office:value="927193519.659052">
            <text:p>927193519.659052</text:p>
          </table:table-cell>
          <table:table-cell table:formula="of:=[.H35]/POWER(2;30)" office:value-type="float" office:value="0.863516255895656">
            <text:p>0.8635162559</text:p>
          </table:table-cell>
          <table:table-cell/>
          <table:table-cell office:value-type="float" office:value="2000">
            <text:p>2000</text:p>
          </table:table-cell>
          <table:table-cell office:value-type="float" office:value="0.8635162559">
            <text:p>0.86351625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2500">
            <text:p>2500</text:p>
          </table:table-cell>
          <table:table-cell office:value-type="float" office:value="0.013397162">
            <text:p>0.013397162</text:p>
          </table:table-cell>
          <table:table-cell/>
          <table:table-cell office:value-type="float" office:value="2500">
            <text:p>2500</text:p>
          </table:table-cell>
          <table:table-cell table:formula="of:=2*[.G36]^2/[.E36]" office:value-type="float" office:value="933033429.020266">
            <text:p>933033429.020266</text:p>
          </table:table-cell>
          <table:table-cell table:formula="of:=[.H36]/POWER(2;30)" office:value-type="float" office:value="0.868955095317462">
            <text:p>0.8689550953</text:p>
          </table:table-cell>
          <table:table-cell/>
          <table:table-cell office:value-type="float" office:value="2500">
            <text:p>2500</text:p>
          </table:table-cell>
          <table:table-cell office:value-type="float" office:value="0.8689550953">
            <text:p>0.8689550953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3000">
            <text:p>3000</text:p>
          </table:table-cell>
          <table:table-cell office:value-type="float" office:value="0.019131136">
            <text:p>0.019131136</text:p>
          </table:table-cell>
          <table:table-cell/>
          <table:table-cell office:value-type="float" office:value="3000">
            <text:p>3000</text:p>
          </table:table-cell>
          <table:table-cell table:formula="of:=2*[.G37]^2/[.E37]" office:value-type="float" office:value="940874603.578167">
            <text:p>940874603.578167</text:p>
          </table:table-cell>
          <table:table-cell table:formula="of:=[.H37]/POWER(2;30)" office:value-type="float" office:value="0.876257758194736">
            <text:p>0.8762577582</text:p>
          </table:table-cell>
          <table:table-cell/>
          <table:table-cell office:value-type="float" office:value="3000">
            <text:p>3000</text:p>
          </table:table-cell>
          <table:table-cell office:value-type="float" office:value="0.8762577582">
            <text:p>0.8762577582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3500">
            <text:p>3500</text:p>
          </table:table-cell>
          <table:table-cell office:value-type="float" office:value="0.025914463">
            <text:p>0.025914463</text:p>
          </table:table-cell>
          <table:table-cell/>
          <table:table-cell office:value-type="float" office:value="3500">
            <text:p>3500</text:p>
          </table:table-cell>
          <table:table-cell table:formula="of:=2*[.G38]^2/[.E38]" office:value-type="float" office:value="945418008.468861">
            <text:p>945418008.468861</text:p>
          </table:table-cell>
          <table:table-cell table:formula="of:=[.H38]/POWER(2;30)" office:value-type="float" office:value="0.880489133735058">
            <text:p>0.8804891337</text:p>
          </table:table-cell>
          <table:table-cell/>
          <table:table-cell office:value-type="float" office:value="3500">
            <text:p>3500</text:p>
          </table:table-cell>
          <table:table-cell office:value-type="float" office:value="0.8804891337">
            <text:p>0.8804891337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4000">
            <text:p>4000</text:p>
          </table:table-cell>
          <table:table-cell office:value-type="float" office:value="0.033907941">
            <text:p>0.033907941</text:p>
          </table:table-cell>
          <table:table-cell/>
          <table:table-cell office:value-type="float" office:value="4000">
            <text:p>4000</text:p>
          </table:table-cell>
          <table:table-cell table:formula="of:=2*[.G39]^2/[.E39]" office:value-type="float" office:value="943731735.288793">
            <text:p>943731735.288793</text:p>
          </table:table-cell>
          <table:table-cell table:formula="of:=[.H39]/POWER(2;30)" office:value-type="float" office:value="0.878918669455492">
            <text:p>0.8789186695</text:p>
          </table:table-cell>
          <table:table-cell/>
          <table:table-cell office:value-type="float" office:value="4000">
            <text:p>4000</text:p>
          </table:table-cell>
          <table:table-cell office:value-type="float" office:value="0.8789186695">
            <text:p>0.8789186695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m2m</text:p>
          </table:table-cell>
          <table:table-cell table:number-columns-repeated="5"/>
          <table:table-cell office:value-type="string">
            <text:p>n</text:p>
          </table:table-cell>
          <table:table-cell office:value-type="string">
            <text:p>flops</text:p>
          </table:table-cell>
          <table:table-cell office:value-type="string">
            <text:p>flops: GHz</text:p>
          </table:table-cell>
          <table:table-cell/>
          <table:table-cell office:value-type="string">
            <text:p>n</text:p>
          </table:table-cell>
          <table:table-cell office:value-type="string">
            <text:p>First Float</text:p>
          </table:table-cell>
          <table:table-cell office:value-type="string">
            <text:p>Second Float</text:p>
          </table:table-cell>
          <table:table-cell office:value-type="string">
            <text:p>First Double</text:p>
          </table:table-cell>
          <table:table-cell office:value-type="string">
            <text:p>Second Double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500">
            <text:p>500</text:p>
          </table:table-cell>
          <table:table-cell office:value-type="float" office:value="0.16342113">
            <text:p>0.16342113</text:p>
          </table:table-cell>
          <table:table-cell/>
          <table:table-cell office:value-type="float" office:value="500">
            <text:p>500</text:p>
          </table:table-cell>
          <table:table-cell table:formula="of:=2*[.H42]^3/[.F42]" office:value-type="float" office:value="1529789935.97707">
            <text:p>1529789935.97707</text:p>
          </table:table-cell>
          <table:table-cell table:formula="of:=[.I42]/POWER(2; 30)" office:value-type="float" office:value="1.42472790179501">
            <text:p>1.4247279018</text:p>
          </table:table-cell>
          <table:table-cell/>
          <table:table-cell office:value-type="float" office:value="500">
            <text:p>500</text:p>
          </table:table-cell>
          <table:table-cell office:value-type="float" office:value="1.4247279018">
            <text:p>1.4247279018</text:p>
          </table:table-cell>
          <table:table-cell office:value-type="float" office:value="1.7755227208">
            <text:p>1.7755227208</text:p>
          </table:table-cell>
          <table:table-cell office:value-type="float" office:value="0.4060884957">
            <text:p>0.4060884957</text:p>
          </table:table-cell>
          <table:table-cell office:value-type="float" office:value="1.7509280138">
            <text:p>1.7509280138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1000">
            <text:p>1000</text:p>
          </table:table-cell>
          <table:table-cell office:value-type="float" office:value="4.552741728">
            <text:p>4.552741728</text:p>
          </table:table-cell>
          <table:table-cell/>
          <table:table-cell office:value-type="float" office:value="1000">
            <text:p>1000</text:p>
          </table:table-cell>
          <table:table-cell table:formula="of:=2*[.H43]^3/[.F43]" office:value-type="float" office:value="439295729.801609">
            <text:p>439295729.801609</text:p>
          </table:table-cell>
          <table:table-cell table:formula="of:=[.I43]/POWER(2; 30)" office:value-type="float" office:value="0.40912603009642">
            <text:p>0.4091260301</text:p>
          </table:table-cell>
          <table:table-cell/>
          <table:table-cell office:value-type="float" office:value="1000">
            <text:p>1000</text:p>
          </table:table-cell>
          <table:table-cell office:value-type="float" office:value="0.4091260301">
            <text:p>0.4091260301</text:p>
          </table:table-cell>
          <table:table-cell office:value-type="float" office:value="1.6350769781">
            <text:p>1.6350769781</text:p>
          </table:table-cell>
          <table:table-cell office:value-type="float" office:value="0.3260178407">
            <text:p>0.3260178407</text:p>
          </table:table-cell>
          <table:table-cell office:value-type="float" office:value="1.2829079297">
            <text:p>1.2829079297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1500">
            <text:p>1500</text:p>
          </table:table-cell>
          <table:table-cell office:value-type="float" office:value="17.602845446">
            <text:p>17.602845446</text:p>
          </table:table-cell>
          <table:table-cell/>
          <table:table-cell office:value-type="float" office:value="1500">
            <text:p>1500</text:p>
          </table:table-cell>
          <table:table-cell table:formula="of:=2*[.H44]^3/[.F44]" office:value-type="float" office:value="383460731.999658">
            <text:p>383460731.999658</text:p>
          </table:table-cell>
          <table:table-cell table:formula="of:=[.I44]/POWER(2; 30)" office:value-type="float" office:value="0.357125636189857">
            <text:p>0.3571256362</text:p>
          </table:table-cell>
          <table:table-cell/>
          <table:table-cell office:value-type="float" office:value="1500">
            <text:p>1500</text:p>
          </table:table-cell>
          <table:table-cell office:value-type="float" office:value="0.3571256362">
            <text:p>0.3571256362</text:p>
          </table:table-cell>
          <table:table-cell office:value-type="float" office:value="1.6458197656">
            <text:p>1.6458197656</text:p>
          </table:table-cell>
          <table:table-cell office:value-type="float" office:value="0.3098695879">
            <text:p>0.3098695879</text:p>
          </table:table-cell>
          <table:table-cell office:value-type="float" office:value="1.2574804637">
            <text:p>1.2574804637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2000">
            <text:p>2000</text:p>
          </table:table-cell>
          <table:table-cell office:value-type="float" office:value="42.339133351">
            <text:p>42.339133351</text:p>
          </table:table-cell>
          <table:table-cell/>
          <table:table-cell office:value-type="float" office:value="2000">
            <text:p>2000</text:p>
          </table:table-cell>
          <table:table-cell table:formula="of:=2*[.H45]^3/[.F45]" office:value-type="float" office:value="377900980.337901">
            <text:p>377900980.337901</text:p>
          </table:table-cell>
          <table:table-cell table:formula="of:=[.I45]/POWER(2; 30)" office:value-type="float" office:value="0.351947713958007">
            <text:p>0.351947714</text:p>
          </table:table-cell>
          <table:table-cell/>
          <table:table-cell office:value-type="float" office:value="2000">
            <text:p>2000</text:p>
          </table:table-cell>
          <table:table-cell office:value-type="float" office:value="0.351947714">
            <text:p>0.351947714</text:p>
          </table:table-cell>
          <table:table-cell office:value-type="float" office:value="1.6526018291">
            <text:p>1.6526018291</text:p>
          </table:table-cell>
          <table:table-cell office:value-type="float" office:value="0.2617353264">
            <text:p>0.2617353264</text:p>
          </table:table-cell>
          <table:table-cell office:value-type="float" office:value="1.2287832097">
            <text:p>1.2287832097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2500">
            <text:p>2500</text:p>
          </table:table-cell>
          <table:table-cell office:value-type="float" office:value="87.039767982">
            <text:p>87.039767982</text:p>
          </table:table-cell>
          <table:table-cell/>
          <table:table-cell office:value-type="float" office:value="2500">
            <text:p>2500</text:p>
          </table:table-cell>
          <table:table-cell table:formula="of:=2*[.H46]^3/[.F46]" office:value-type="float" office:value="359031287.93338">
            <text:p>359031287.93338</text:p>
          </table:table-cell>
          <table:table-cell table:formula="of:=[.I46]/POWER(2; 30)" office:value-type="float" office:value="0.334373943445626">
            <text:p>0.3343739434</text:p>
          </table:table-cell>
          <table:table-cell/>
          <table:table-cell office:value-type="float" office:value="2500">
            <text:p>2500</text:p>
          </table:table-cell>
          <table:table-cell office:value-type="float" office:value="0.3343739434">
            <text:p>0.3343739434</text:p>
          </table:table-cell>
          <table:table-cell office:value-type="float" office:value="1.6326248117">
            <text:p>1.6326248117</text:p>
          </table:table-cell>
          <table:table-cell office:value-type="float" office:value="0.275999729">
            <text:p>0.275999729</text:p>
          </table:table-cell>
          <table:table-cell office:value-type="float" office:value="1.2435766611">
            <text:p>1.24357666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3000">
            <text:p>3000</text:p>
          </table:table-cell>
          <table:table-cell office:value-type="float" office:value="150.624686351">
            <text:p>150.624686351</text:p>
          </table:table-cell>
          <table:table-cell/>
          <table:table-cell office:value-type="float" office:value="3000">
            <text:p>3000</text:p>
          </table:table-cell>
          <table:table-cell table:formula="of:=2*[.H47]^3/[.F47]" office:value-type="float" office:value="358506970.591554">
            <text:p>358506970.591554</text:p>
          </table:table-cell>
          <table:table-cell table:formula="of:=[.I47]/POWER(2; 30)" office:value-type="float" office:value="0.333885634868922">
            <text:p>0.3338856349</text:p>
          </table:table-cell>
          <table:table-cell/>
          <table:table-cell office:value-type="float" office:value="3000">
            <text:p>3000</text:p>
          </table:table-cell>
          <table:table-cell office:value-type="float" office:value="0.3338856349">
            <text:p>0.3338856349</text:p>
          </table:table-cell>
          <table:table-cell office:value-type="float" office:value="1.6299894467">
            <text:p>1.6299894467</text:p>
          </table:table-cell>
          <table:table-cell office:value-type="float" office:value="0.241501576">
            <text:p>0.241501576</text:p>
          </table:table-cell>
          <table:table-cell office:value-type="float" office:value="1.2576729423">
            <text:p>1.2576729423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3500">
            <text:p>3500</text:p>
          </table:table-cell>
          <table:table-cell office:value-type="float" office:value="255.177406858">
            <text:p>255.177406858</text:p>
          </table:table-cell>
          <table:table-cell/>
          <table:table-cell office:value-type="float" office:value="3500">
            <text:p>3500</text:p>
          </table:table-cell>
          <table:table-cell table:formula="of:=2*[.H48]^3/[.F48]" office:value-type="float" office:value="336040721.848536">
            <text:p>336040721.848536</text:p>
          </table:table-cell>
          <table:table-cell table:formula="of:=[.I48]/POWER(2; 30)" office:value-type="float" office:value="0.312962310247623">
            <text:p>0.3129623102</text:p>
          </table:table-cell>
          <table:table-cell/>
          <table:table-cell office:value-type="float" office:value="3500">
            <text:p>3500</text:p>
          </table:table-cell>
          <table:table-cell office:value-type="float" office:value="0.3129623102">
            <text:p>0.3129623102</text:p>
          </table:table-cell>
          <table:table-cell office:value-type="float" office:value="1.6320466728">
            <text:p>1.6320466728</text:p>
          </table:table-cell>
          <table:table-cell office:value-type="float" office:value="0.2430838645">
            <text:p>0.2430838645</text:p>
          </table:table-cell>
          <table:table-cell office:value-type="float" office:value="1.2544179264">
            <text:p>1.2544179264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4000">
            <text:p>4000</text:p>
          </table:table-cell>
          <table:table-cell office:value-type="float" office:value="411.38939352">
            <text:p>411.38939352</text:p>
          </table:table-cell>
          <table:table-cell/>
          <table:table-cell office:value-type="float" office:value="4000">
            <text:p>4000</text:p>
          </table:table-cell>
          <table:table-cell table:formula="of:=2*[.H49]^3/[.F49]" office:value-type="float" office:value="311140739.202789">
            <text:p>311140739.202789</text:p>
          </table:table-cell>
          <table:table-cell table:formula="of:=[.I49]/POWER(2; 30)" office:value-type="float" office:value="0.289772394302105">
            <text:p>0.2897723943</text:p>
          </table:table-cell>
          <table:table-cell/>
          <table:table-cell office:value-type="float" office:value="4000">
            <text:p>4000</text:p>
          </table:table-cell>
          <table:table-cell office:value-type="float" office:value="0.2897723943">
            <text:p>0.2897723943</text:p>
          </table:table-cell>
          <table:table-cell office:value-type="float" office:value="1.6251577766">
            <text:p>1.6251577766</text:p>
          </table:table-cell>
          <table:table-cell office:value-type="float" office:value="0.2040291996">
            <text:p>0.2040291996</text:p>
          </table:table-cell>
          <table:table-cell office:value-type="float" office:value="1.2486993303">
            <text:p>1.2486993303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m2m_d</text:p>
          </table:table-cell>
          <table:table-cell table:number-columns-repeated="5"/>
          <table:table-cell office:value-type="string">
            <text:p>n</text:p>
          </table:table-cell>
          <table:table-cell office:value-type="string">
            <text:p>flops</text:p>
          </table:table-cell>
          <table:table-cell office:value-type="string">
            <text:p>flops: GHz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500">
            <text:p>500</text:p>
          </table:table-cell>
          <table:table-cell office:value-type="float" office:value="0.573349519">
            <text:p>0.573349519</text:p>
          </table:table-cell>
          <table:table-cell/>
          <table:table-cell office:value-type="float" office:value="500">
            <text:p>500</text:p>
          </table:table-cell>
          <table:table-cell table:formula="of:=2*[.H52]^3/[.F52]" office:value-type="float" office:value="436034202.027472">
            <text:p>436034202.027472</text:p>
          </table:table-cell>
          <table:table-cell table:formula="of:=[.I52]/POWER(2;30)" office:value-type="float" office:value="0.406088495652631">
            <text:p>0.406088495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1000">
            <text:p>1000</text:p>
          </table:table-cell>
          <table:table-cell office:value-type="float" office:value="5.71332276">
            <text:p>5.71332276</text:p>
          </table:table-cell>
          <table:table-cell/>
          <table:table-cell office:value-type="float" office:value="1000">
            <text:p>1000</text:p>
          </table:table-cell>
          <table:table-cell table:formula="of:=2*[.H53]^3/[.F53]" office:value-type="float" office:value="350058990.890968">
            <text:p>350058990.890968</text:p>
          </table:table-cell>
          <table:table-cell table:formula="of:=[.I53]/POWER(2;30)" office:value-type="float" office:value="0.326017840663873">
            <text:p>0.326017840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1500">
            <text:p>1500</text:p>
          </table:table-cell>
          <table:table-cell office:value-type="float" office:value="20.287332557">
            <text:p>20.287332557</text:p>
          </table:table-cell>
          <table:table-cell/>
          <table:table-cell office:value-type="float" office:value="1500">
            <text:p>1500</text:p>
          </table:table-cell>
          <table:table-cell table:formula="of:=2*[.H54]^3/[.F54]" office:value-type="float" office:value="332719936.494113">
            <text:p>332719936.494113</text:p>
          </table:table-cell>
          <table:table-cell table:formula="of:=[.I54]/POWER(2;30)" office:value-type="float" office:value="0.309869587881596">
            <text:p>0.309869587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2000">
            <text:p>2000</text:p>
          </table:table-cell>
          <table:table-cell office:value-type="float" office:value="56.932174197">
            <text:p>56.932174197</text:p>
          </table:table-cell>
          <table:table-cell/>
          <table:table-cell office:value-type="float" office:value="2000">
            <text:p>2000</text:p>
          </table:table-cell>
          <table:table-cell table:formula="of:=2*[.H55]^3/[.F55]" office:value-type="float" office:value="281036166.731238">
            <text:p>281036166.731238</text:p>
          </table:table-cell>
          <table:table-cell table:formula="of:=[.I55]/POWER(2;30)" office:value-type="float" office:value="0.261735326360202">
            <text:p>0.261735326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2500">
            <text:p>2500</text:p>
          </table:table-cell>
          <table:table-cell office:value-type="float" office:value="105.448764613">
            <text:p>105.448764613</text:p>
          </table:table-cell>
          <table:table-cell/>
          <table:table-cell office:value-type="float" office:value="2500">
            <text:p>2500</text:p>
          </table:table-cell>
          <table:table-cell table:formula="of:=2*[.H56]^3/[.F56]" office:value-type="float" office:value="296352452.441604">
            <text:p>296352452.441604</text:p>
          </table:table-cell>
          <table:table-cell table:formula="of:=[.I56]/POWER(2;30)" office:value-type="float" office:value="0.275999729001526">
            <text:p>0.27599972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3000">
            <text:p>3000</text:p>
          </table:table-cell>
          <table:table-cell office:value-type="float" office:value="208.244682588">
            <text:p>208.244682588</text:p>
          </table:table-cell>
          <table:table-cell/>
          <table:table-cell office:value-type="float" office:value="3000">
            <text:p>3000</text:p>
          </table:table-cell>
          <table:table-cell table:formula="of:=2*[.H57]^3/[.F57]" office:value-type="float" office:value="259310342.664719">
            <text:p>259310342.664719</text:p>
          </table:table-cell>
          <table:table-cell table:formula="of:=[.I57]/POWER(2;30)" office:value-type="float" office:value="0.241501575954928">
            <text:p>0.24150157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3500">
            <text:p>3500</text:p>
          </table:table-cell>
          <table:table-cell office:value-type="float" office:value="328.53233977">
            <text:p>328.53233977</text:p>
          </table:table-cell>
          <table:table-cell/>
          <table:table-cell office:value-type="float" office:value="3500">
            <text:p>3500</text:p>
          </table:table-cell>
          <table:table-cell table:formula="of:=2*[.H58]^3/[.F58]" office:value-type="float" office:value="261009312.081825">
            <text:p>261009312.081825</text:p>
          </table:table-cell>
          <table:table-cell table:formula="of:=[.I58]/POWER(2;30)" office:value-type="float" office:value="0.24308386452666">
            <text:p>0.243083864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4000">
            <text:p>4000</text:p>
          </table:table-cell>
          <table:table-cell office:value-type="float" office:value="584.275632061">
            <text:p>584.275632061</text:p>
          </table:table-cell>
          <table:table-cell/>
          <table:table-cell office:value-type="float" office:value="4000">
            <text:p>4000</text:p>
          </table:table-cell>
          <table:table-cell table:formula="of:=2*[.H59]^3/[.F59]" office:value-type="float" office:value="219074684.919662">
            <text:p>219074684.919662</text:p>
          </table:table-cell>
          <table:table-cell table:formula="of:=[.I59]/POWER(2;30)" office:value-type="float" office:value="0.204029199592454">
            <text:p>0.2040291996</text:p>
          </table:table-cell>
          <table:table-cell table:number-columns-repeated="1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>
            <text:p>M2m_2</text:p>
          </table:table-cell>
          <table:table-cell table:number-columns-repeated="5"/>
          <table:table-cell office:value-type="string">
            <text:p>n</text:p>
          </table:table-cell>
          <table:table-cell office:value-type="string">
            <text:p>flops</text:p>
          </table:table-cell>
          <table:table-cell office:value-type="string">
            <text:p>flops: GHz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500">
            <text:p>500</text:p>
          </table:table-cell>
          <table:table-cell office:value-type="float" office:value="0.131133576">
            <text:p>0.131133576</text:p>
          </table:table-cell>
          <table:table-cell/>
          <table:table-cell office:value-type="float" office:value="500">
            <text:p>500</text:p>
          </table:table-cell>
          <table:table-cell table:formula="of:=2*[.H63]^3/[.F63]" office:value-type="float" office:value="1906453004.83531">
            <text:p>1906453004.83531</text:p>
          </table:table-cell>
          <table:table-cell table:formula="of:=[.I63]/POWER(2; 30)" office:value-type="float" office:value="1.77552272084664">
            <text:p>1.7755227208</text:p>
          </table:table-cell>
          <table:table-cell table:number-columns-repeated="10"/>
          <table:table-cell office:value-type="string">
            <text:p>sc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000">
            <text:p>1000</text:p>
          </table:table-cell>
          <table:table-cell office:value-type="float" office:value="1.139178873">
            <text:p>1.139178873</text:p>
          </table:table-cell>
          <table:table-cell/>
          <table:table-cell office:value-type="float" office:value="1000">
            <text:p>1000</text:p>
          </table:table-cell>
          <table:table-cell table:formula="of:=2*[.H64]^3/[.F64]" office:value-type="float" office:value="1755650536.89334">
            <text:p>1755650536.89334</text:p>
          </table:table-cell>
          <table:table-cell table:formula="of:=[.I64]/POWER(2; 30)" office:value-type="float" office:value="1.63507697814455">
            <text:p>1.635076978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1500">
            <text:p>1500</text:p>
          </table:table-cell>
          <table:table-cell office:value-type="float" office:value="3.819632933">
            <text:p>3.819632933</text:p>
          </table:table-cell>
          <table:table-cell/>
          <table:table-cell office:value-type="float" office:value="1500">
            <text:p>1500</text:p>
          </table:table-cell>
          <table:table-cell table:formula="of:=2*[.H65]^3/[.F65]" office:value-type="float" office:value="1767185517.14299">
            <text:p>1767185517.14299</text:p>
          </table:table-cell>
          <table:table-cell table:formula="of:=[.I65]/POWER(2; 30)" office:value-type="float" office:value="1.6458197656488">
            <text:p>1.645819765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2000">
            <text:p>2000</text:p>
          </table:table-cell>
          <table:table-cell office:value-type="float" office:value="9.016788516">
            <text:p>9.016788516</text:p>
          </table:table-cell>
          <table:table-cell/>
          <table:table-cell office:value-type="float" office:value="2000">
            <text:p>2000</text:p>
          </table:table-cell>
          <table:table-cell table:formula="of:=2*[.H66]^3/[.F66]" office:value-type="float" office:value="1774467702.28763">
            <text:p>1774467702.28763</text:p>
          </table:table-cell>
          <table:table-cell table:formula="of:=[.I66]/POWER(2; 30)" office:value-type="float" office:value="1.65260182906653">
            <text:p>1.652601829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2500">
            <text:p>2500</text:p>
          </table:table-cell>
          <table:table-cell office:value-type="float" office:value="17.826404602">
            <text:p>17.826404602</text:p>
          </table:table-cell>
          <table:table-cell/>
          <table:table-cell office:value-type="float" office:value="2500">
            <text:p>2500</text:p>
          </table:table-cell>
          <table:table-cell table:formula="of:=2*[.H67]^3/[.F67]" office:value-type="float" office:value="1753017543.22877">
            <text:p>1753017543.22877</text:p>
          </table:table-cell>
          <table:table-cell table:formula="of:=[.I67]/POWER(2; 30)" office:value-type="float" office:value="1.63262481170591">
            <text:p>1.632624811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3000">
            <text:p>3000</text:p>
          </table:table-cell>
          <table:table-cell office:value-type="float" office:value="30.853831066">
            <text:p>30.853831066</text:p>
          </table:table-cell>
          <table:table-cell/>
          <table:table-cell office:value-type="float" office:value="3000">
            <text:p>3000</text:p>
          </table:table-cell>
          <table:table-cell table:formula="of:=2*[.H68]^3/[.F68]" office:value-type="float" office:value="1750187841.64882">
            <text:p>1750187841.64882</text:p>
          </table:table-cell>
          <table:table-cell table:formula="of:=[.I68]/POWER(2; 30)" office:value-type="float" office:value="1.62998944674509">
            <text:p>1.629989446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3500">
            <text:p>3500</text:p>
          </table:table-cell>
          <table:table-cell office:value-type="float" office:value="48.932982189">
            <text:p>48.932982189</text:p>
          </table:table-cell>
          <table:table-cell/>
          <table:table-cell office:value-type="float" office:value="3500">
            <text:p>3500</text:p>
          </table:table-cell>
          <table:table-cell table:formula="of:=2*[.H69]^3/[.F69]" office:value-type="float" office:value="1752396771.33916">
            <text:p>1752396771.33916</text:p>
          </table:table-cell>
          <table:table-cell table:formula="of:=[.I69]/POWER(2; 30)" office:value-type="float" office:value="1.63204667283143">
            <text:p>1.632046672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4000">
            <text:p>4000</text:p>
          </table:table-cell>
          <table:table-cell office:value-type="float" office:value="73.352440772">
            <text:p>73.352440772</text:p>
          </table:table-cell>
          <table:table-cell/>
          <table:table-cell office:value-type="float" office:value="4000">
            <text:p>4000</text:p>
          </table:table-cell>
          <table:table-cell table:formula="of:=2*[.H70]^3/[.F70]" office:value-type="float" office:value="1744999875.29876">
            <text:p>1744999875.29876</text:p>
          </table:table-cell>
          <table:table-cell table:formula="of:=[.I70]/POWER(2; 30)" office:value-type="float" office:value="1.62515777656693">
            <text:p>1.6251577766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m2m2_d</text:p>
          </table:table-cell>
          <table:table-cell table:number-columns-repeated="5"/>
          <table:table-cell office:value-type="string">
            <text:p>n</text:p>
          </table:table-cell>
          <table:table-cell office:value-type="string">
            <text:p>flops</text:p>
          </table:table-cell>
          <table:table-cell office:value-type="string">
            <text:p>flops: GHz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500">
            <text:p>500</text:p>
          </table:table-cell>
          <table:table-cell office:value-type="float" office:value="0.132975566">
            <text:p>0.132975566</text:p>
          </table:table-cell>
          <table:table-cell/>
          <table:table-cell office:value-type="float" office:value="500">
            <text:p>500</text:p>
          </table:table-cell>
          <table:table-cell table:formula="of:=2*[.H73]^3/[.F73]" office:value-type="float" office:value="1880044639.1783">
            <text:p>1880044639.1783</text:p>
          </table:table-cell>
          <table:table-cell table:formula="of:=[.I73]/POWER(2; 30)" office:value-type="float" office:value="1.75092801375156">
            <text:p>1.750928013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1000">
            <text:p>1000</text:p>
          </table:table-cell>
          <table:table-cell office:value-type="float" office:value="1.451893083">
            <text:p>1.451893083</text:p>
          </table:table-cell>
          <table:table-cell/>
          <table:table-cell office:value-type="float" office:value="1000">
            <text:p>1000</text:p>
          </table:table-cell>
          <table:table-cell table:formula="of:=2*[.H74]^3/[.F74]" office:value-type="float" office:value="1377511900.44067">
            <text:p>1377511900.44067</text:p>
          </table:table-cell>
          <table:table-cell table:formula="of:=[.I74]/POWER(2; 30)" office:value-type="float" office:value="1.28290792968187">
            <text:p>1.282907929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1500">
            <text:p>1500</text:p>
          </table:table-cell>
          <table:table-cell office:value-type="float" office:value="4.999224688">
            <text:p>4.999224688</text:p>
          </table:table-cell>
          <table:table-cell/>
          <table:table-cell office:value-type="float" office:value="1500">
            <text:p>1500</text:p>
          </table:table-cell>
          <table:table-cell table:formula="of:=2*[.H75]^3/[.F75]" office:value-type="float" office:value="1350209366.7049">
            <text:p>1350209366.7049</text:p>
          </table:table-cell>
          <table:table-cell table:formula="of:=[.I75]/POWER(2; 30)" office:value-type="float" office:value="1.25748046366955">
            <text:p>1.257480463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2000">
            <text:p>2000</text:p>
          </table:table-cell>
          <table:table-cell office:value-type="float" office:value="12.126761723">
            <text:p>12.126761723</text:p>
          </table:table-cell>
          <table:table-cell/>
          <table:table-cell office:value-type="float" office:value="2000">
            <text:p>2000</text:p>
          </table:table-cell>
          <table:table-cell table:formula="of:=2*[.H76]^3/[.F76]" office:value-type="float" office:value="1319395924.93632">
            <text:p>1319395924.93632</text:p>
          </table:table-cell>
          <table:table-cell table:formula="of:=[.I76]/POWER(2; 30)" office:value-type="float" office:value="1.22878320974887">
            <text:p>1.228783209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2500">
            <text:p>2500</text:p>
          </table:table-cell>
          <table:table-cell office:value-type="float" office:value="23.403326363">
            <text:p>23.403326363</text:p>
          </table:table-cell>
          <table:table-cell/>
          <table:table-cell office:value-type="float" office:value="2500">
            <text:p>2500</text:p>
          </table:table-cell>
          <table:table-cell table:formula="of:=2*[.H77]^3/[.F77]" office:value-type="float" office:value="1335280272.35502">
            <text:p>1335280272.35502</text:p>
          </table:table-cell>
          <table:table-cell table:formula="of:=[.I77]/POWER(2; 30)" office:value-type="float" office:value="1.24357666108293">
            <text:p>1.243576661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3000">
            <text:p>3000</text:p>
          </table:table-cell>
          <table:table-cell office:value-type="float" office:value="39.987676716">
            <text:p>39.987676716</text:p>
          </table:table-cell>
          <table:table-cell/>
          <table:table-cell office:value-type="float" office:value="3000">
            <text:p>3000</text:p>
          </table:table-cell>
          <table:table-cell table:formula="of:=2*[.H78]^3/[.F78]" office:value-type="float" office:value="1350416039.00917">
            <text:p>1350416039.00917</text:p>
          </table:table-cell>
          <table:table-cell table:formula="of:=[.I78]/POWER(2; 30)" office:value-type="float" office:value="1.25767294225206">
            <text:p>1.257672942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3500">
            <text:p>3500</text:p>
          </table:table-cell>
          <table:table-cell office:value-type="float" office:value="63.663719318">
            <text:p>63.663719318</text:p>
          </table:table-cell>
          <table:table-cell/>
          <table:table-cell office:value-type="float" office:value="3500">
            <text:p>3500</text:p>
          </table:table-cell>
          <table:table-cell table:formula="of:=2*[.H79]^3/[.F79]" office:value-type="float" office:value="1346920992.34227">
            <text:p>1346920992.34227</text:p>
          </table:table-cell>
          <table:table-cell table:formula="of:=[.I79]/POWER(2; 30)" office:value-type="float" office:value="1.25441792639183">
            <text:p>1.254417926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4000">
            <text:p>4000</text:p>
          </table:table-cell>
          <table:table-cell office:value-type="float" office:value="95.466768225">
            <text:p>95.466768225</text:p>
          </table:table-cell>
          <table:table-cell/>
          <table:table-cell office:value-type="float" office:value="4000">
            <text:p>4000</text:p>
          </table:table-cell>
          <table:table-cell table:formula="of:=2*[.H80]^3/[.F80]" office:value-type="float" office:value="1340780696.56998">
            <text:p>1340780696.56998</text:p>
          </table:table-cell>
          <table:table-cell table:formula="of:=[.I80]/POWER(2; 30)" office:value-type="float" office:value="1.24869933032429">
            <text:p>1.2486993303</text:p>
          </table:table-cell>
          <table:table-cell table:number-columns-repeated="11"/>
        </table:table-row>
      </table:table>
      <table:table table:name="Sheet2" table:style-name="ta1">
        <table:shapes>
          <draw:frame draw:z-index="0" draw:style-name="gr1" svg:width="11.6094in" svg:height="6.8366in" svg:x="19.5957in" svg:y="2.3571in">
            <draw:object draw:notify-on-update-of-ranges="Sheet2.J2:Sheet2.J2 Sheet2.J3:Sheet2.J8 Sheet2.K2:Sheet2.K2 Sheet2.K3:Sheet2.K8 Sheet2.L2:Sheet2.L2 Sheet2.L3:Sheet2.L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2.8689in" svg:height="7.5213in" svg:x="4.6736in" svg:y="0.2441in">
            <draw:object draw:notify-on-update-of-ranges="Sheet2.K21:Sheet2.K21 Sheet2.K22:Sheet2.K29 Sheet2.L21:Sheet2.L21 Sheet2.L22:Sheet2.L29 Sheet2.M21:Sheet2.M21 Sheet2.M22:Sheet2.M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2.5102in" svg:height="7.5508in" svg:x="12.4028in" svg:y="11.1291in">
            <draw:object draw:notify-on-update-of-ranges="Sheet2.L41:Sheet2.L41 Sheet2.L42:Sheet2.L49 Sheet2.M41:Sheet2.M41 Sheet2.M42:Sheet2.M49 Sheet2.N41:Sheet2.N41 Sheet2.N42:Sheet2.N49 Sheet2.O41:Sheet2.O41 Sheet2.O42:Sheet2.O49 Sheet2.P41:Sheet2.P41 Sheet2.P42:Sheet2.P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/>
          <table:table-cell office:value-type="string">
            <text:p>v2v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>
            <text:p>n</text:p>
          </table:table-cell>
          <table:table-cell office:value-type="string">
            <text:p>flops</text:p>
          </table:table-cell>
          <table:table-cell office:value-type="string">
            <text:p>flops: GHz</text:p>
          </table:table-cell>
          <table:table-cell office:value-type="string">
            <text:p>Peak</text:p>
          </table:table-cell>
          <table:table-cell office:value-type="string">
            <text:p>n</text:p>
          </table:table-cell>
          <table:table-cell office:value-type="string">
            <text:p>Float</text:p>
          </table:table-cell>
          <table:table-cell office:value-type="string">
            <text:p>Doubl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0.000001467">
            <text:p>0.000001467</text:p>
          </table:table-cell>
          <table:table-cell/>
          <table:table-cell office:value-type="float" office:value="10">
            <text:p>10</text:p>
          </table:table-cell>
          <table:table-cell table:formula="of:=[.C3]/[.D3]" office:value-type="float" office:value="6816632.58350375">
            <text:p>6816632.58350375</text:p>
          </table:table-cell>
          <table:table-cell table:formula="of:=[.G3]/POWER(2; 30)" office:value-type="float" office:value="0.00634848380787647">
            <text:p>0.0063484838</text:p>
          </table:table-cell>
          <table:table-cell table:formula="of:=2.93*4" office:value-type="float" office:value="11.72">
            <text:p>11.72</text:p>
          </table:table-cell>
          <table:table-cell office:value-type="float" office:value="10">
            <text:p>10</text:p>
          </table:table-cell>
          <table:table-cell table:formula="of:=[.H3]/[.I3]" office:value-type="float" office:value="0.000541679505791508">
            <text:p>0.0005416795</text:p>
          </table:table-cell>
          <table:table-cell table:formula="of:=[.K12]/[.I3]" office:value-type="float" office:value="0.000598827303754266">
            <text:p>0.000598827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0.000001606">
            <text:p>0.000001606</text:p>
          </table:table-cell>
          <table:table-cell/>
          <table:table-cell office:value-type="float" office:value="100">
            <text:p>100</text:p>
          </table:table-cell>
          <table:table-cell table:formula="of:=[.C4]/[.D4]" office:value-type="float" office:value="62266500.622665">
            <text:p>62266500.622665</text:p>
          </table:table-cell>
          <table:table-cell table:formula="of:=[.G4]/POWER(2; 30)" office:value-type="float" office:value="0.0579901976721967">
            <text:p>0.0579901977</text:p>
          </table:table-cell>
          <table:table-cell table:formula="of:=2.93*4" office:value-type="float" office:value="11.72">
            <text:p>11.72</text:p>
          </table:table-cell>
          <table:table-cell office:value-type="float" office:value="100">
            <text:p>100</text:p>
          </table:table-cell>
          <table:table-cell table:formula="of:=[.H4]/[.I4]" office:value-type="float" office:value="0.00494796908465842">
            <text:p>0.0049479691</text:p>
          </table:table-cell>
          <table:table-cell table:formula="of:=[.K13]/[.I4]" office:value-type="float" office:value="0.00517009651877133">
            <text:p>0.005170096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0.000002864">
            <text:p>0.000002864</text:p>
          </table:table-cell>
          <table:table-cell/>
          <table:table-cell office:value-type="float" office:value="1000">
            <text:p>1000</text:p>
          </table:table-cell>
          <table:table-cell table:formula="of:=[.C5]/[.D5]" office:value-type="float" office:value="349162011.173184">
            <text:p>349162011.173184</text:p>
          </table:table-cell>
          <table:table-cell table:formula="of:=[.G5]/POWER(2; 30)" office:value-type="float" office:value="0.325182463203728">
            <text:p>0.3251824632</text:p>
          </table:table-cell>
          <table:table-cell table:formula="of:=2.93*4" office:value-type="float" office:value="11.72">
            <text:p>11.72</text:p>
          </table:table-cell>
          <table:table-cell office:value-type="float" office:value="1000">
            <text:p>1000</text:p>
          </table:table-cell>
          <table:table-cell table:formula="of:=[.H5]/[.I5]" office:value-type="float" office:value="0.0277459439593625">
            <text:p>0.027745944</text:p>
          </table:table-cell>
          <table:table-cell table:formula="of:=[.K14]/[.I5]" office:value-type="float" office:value="0.0126414863993174">
            <text:p>0.012641486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office:value-type="float" office:value="0.000047352">
            <text:p>0.000047352</text:p>
          </table:table-cell>
          <table:table-cell/>
          <table:table-cell office:value-type="float" office:value="10000">
            <text:p>10000</text:p>
          </table:table-cell>
          <table:table-cell table:formula="of:=[.C6]/[.D6]" office:value-type="float" office:value="211184321.675959">
            <text:p>211184321.675959</text:p>
          </table:table-cell>
          <table:table-cell table:formula="of:=[.G6]/POWER(2; 30)" office:value-type="float" office:value="0.196680726181677">
            <text:p>0.1966807262</text:p>
          </table:table-cell>
          <table:table-cell table:formula="of:=2.93*4" office:value-type="float" office:value="11.72">
            <text:p>11.72</text:p>
          </table:table-cell>
          <table:table-cell office:value-type="float" office:value="10000">
            <text:p>10000</text:p>
          </table:table-cell>
          <table:table-cell table:formula="of:=[.H6]/[.I6]" office:value-type="float" office:value="0.0167816319267643">
            <text:p>0.0167816319</text:p>
          </table:table-cell>
          <table:table-cell table:formula="of:=[.K15]/[.I6]" office:value-type="float" office:value="0.0105447768003413">
            <text:p>0.010544776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00">
            <text:p>100000</text:p>
          </table:table-cell>
          <table:table-cell office:value-type="float" office:value="0.000506769">
            <text:p>0.000506769</text:p>
          </table:table-cell>
          <table:table-cell/>
          <table:table-cell office:value-type="float" office:value="100000">
            <text:p>100000</text:p>
          </table:table-cell>
          <table:table-cell table:formula="of:=[.C7]/[.D7]" office:value-type="float" office:value="197328565.875182">
            <text:p>197328565.875182</text:p>
          </table:table-cell>
          <table:table-cell table:formula="of:=[.G7]/POWER(2; 30)" office:value-type="float" office:value="0.183776548016054">
            <text:p>0.183776548</text:p>
          </table:table-cell>
          <table:table-cell table:formula="of:=2.93*4" office:value-type="float" office:value="11.72">
            <text:p>11.72</text:p>
          </table:table-cell>
          <table:table-cell office:value-type="float" office:value="100000">
            <text:p>100000</text:p>
          </table:table-cell>
          <table:table-cell table:formula="of:=[.H7]/[.I7]" office:value-type="float" office:value="0.0156805928341343">
            <text:p>0.0156805928</text:p>
          </table:table-cell>
          <table:table-cell table:formula="of:=[.K16]/[.I7]" office:value-type="float" office:value="0.00790074831911263">
            <text:p>0.007900748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  <table:table-cell office:value-type="float" office:value="0.005696042">
            <text:p>0.005696042</text:p>
          </table:table-cell>
          <table:table-cell/>
          <table:table-cell office:value-type="float" office:value="1000000">
            <text:p>1000000</text:p>
          </table:table-cell>
          <table:table-cell table:formula="of:=[.C8]/[.D8]" office:value-type="float" office:value="175560503.240671">
            <text:p>175560503.240671</text:p>
          </table:table-cell>
          <table:table-cell table:formula="of:=[.G8]/POWER(2; 30)" office:value-type="float" office:value="0.163503459878891">
            <text:p>0.1635034599</text:p>
          </table:table-cell>
          <table:table-cell table:formula="of:=2.93*4" office:value-type="float" office:value="11.72">
            <text:p>11.72</text:p>
          </table:table-cell>
          <table:table-cell office:value-type="float" office:value="1000000">
            <text:p>1000000</text:p>
          </table:table-cell>
          <table:table-cell table:formula="of:=[.H8]/[.I8]" office:value-type="float" office:value="0.013950807156902">
            <text:p>0.0139508072</text:p>
          </table:table-cell>
          <table:table-cell table:formula="of:=[.K17]/[.I8]" office:value-type="float" office:value="0.00730923663822526">
            <text:p>0.0073092366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v2v_d</text:p>
          </table:table-cell>
          <table:table-cell table:number-columns-repeated="19"/>
        </table:table-row>
        <table:table-row table:style-name="ro1">
          <table:table-cell table:number-columns-repeated="5"/>
          <table:table-cell office:value-type="string">
            <text:p>n</text:p>
          </table:table-cell>
          <table:table-cell office:value-type="string">
            <text:p>flops</text:p>
          </table:table-cell>
          <table:table-cell office:value-type="string">
            <text:p>flops: GHz</text:p>
          </table:table-cell>
          <table:table-cell/>
          <table:table-cell office:value-type="string">
            <text:p>n</text:p>
          </table:table-cell>
          <table:table-cell office:value-type="string">
            <text:p>flops: GHz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0.000001327">
            <text:p>0.000001327</text:p>
          </table:table-cell>
          <table:table-cell/>
          <table:table-cell office:value-type="float" office:value="10">
            <text:p>10</text:p>
          </table:table-cell>
          <table:table-cell table:formula="of:=[.C12]/[.D12]" office:value-type="float" office:value="7535795.02637528">
            <text:p>7535795.02637528</text:p>
          </table:table-cell>
          <table:table-cell table:formula="of:=[.G12]/POWER(2;30)" office:value-type="float" office:value="0.00701825602573835">
            <text:p>0.007018256</text:p>
          </table:table-cell>
          <table:table-cell/>
          <table:table-cell office:value-type="float" office:value="10">
            <text:p>10</text:p>
          </table:table-cell>
          <table:table-cell office:value-type="float" office:value="0.007018256">
            <text:p>0.00701825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0.000001537">
            <text:p>0.000001537</text:p>
          </table:table-cell>
          <table:table-cell/>
          <table:table-cell office:value-type="float" office:value="100">
            <text:p>100</text:p>
          </table:table-cell>
          <table:table-cell table:formula="of:=[.C13]/[.D13]" office:value-type="float" office:value="65061808.7182824">
            <text:p>65061808.7182824</text:p>
          </table:table-cell>
          <table:table-cell table:formula="of:=[.G13]/POWER(2;30)" office:value-type="float" office:value="0.0605935312046505">
            <text:p>0.0605935312</text:p>
          </table:table-cell>
          <table:table-cell/>
          <table:table-cell office:value-type="float" office:value="100">
            <text:p>100</text:p>
          </table:table-cell>
          <table:table-cell office:value-type="float" office:value="0.0605935312">
            <text:p>0.06059353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0.000006286">
            <text:p>0.000006286</text:p>
          </table:table-cell>
          <table:table-cell/>
          <table:table-cell office:value-type="float" office:value="1000">
            <text:p>1000</text:p>
          </table:table-cell>
          <table:table-cell table:formula="of:=[.C14]/[.D14]" office:value-type="float" office:value="159083678.014636">
            <text:p>159083678.014636</text:p>
          </table:table-cell>
          <table:table-cell table:formula="of:=[.G14]/POWER(2;30)" office:value-type="float" office:value="0.14815822058789">
            <text:p>0.1481582206</text:p>
          </table:table-cell>
          <table:table-cell/>
          <table:table-cell office:value-type="float" office:value="1000">
            <text:p>1000</text:p>
          </table:table-cell>
          <table:table-cell office:value-type="float" office:value="0.1481582206">
            <text:p>0.14815822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office:value-type="float" office:value="0.000075359">
            <text:p>0.000075359</text:p>
          </table:table-cell>
          <table:table-cell/>
          <table:table-cell office:value-type="float" office:value="10000">
            <text:p>10000</text:p>
          </table:table-cell>
          <table:table-cell table:formula="of:=[.C15]/[.D15]" office:value-type="float" office:value="132698151.514749">
            <text:p>132698151.514749</text:p>
          </table:table-cell>
          <table:table-cell table:formula="of:=[.G15]/POWER(2;30)" office:value-type="float" office:value="0.123584784115431">
            <text:p>0.1235847841</text:p>
          </table:table-cell>
          <table:table-cell/>
          <table:table-cell office:value-type="float" office:value="10000">
            <text:p>10000</text:p>
          </table:table-cell>
          <table:table-cell office:value-type="float" office:value="0.1235847841">
            <text:p>0.123584784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000">
            <text:p>100000</text:p>
          </table:table-cell>
          <table:table-cell office:value-type="float" office:value="0.001005783">
            <text:p>0.001005783</text:p>
          </table:table-cell>
          <table:table-cell/>
          <table:table-cell office:value-type="float" office:value="100000">
            <text:p>100000</text:p>
          </table:table-cell>
          <table:table-cell table:formula="of:=[.C16]/[.D16]" office:value-type="float" office:value="99425025.0799626">
            <text:p>99425025.0799626</text:p>
          </table:table-cell>
          <table:table-cell table:formula="of:=[.G16]/POWER(2;30)" office:value-type="float" office:value="0.0925967703386793">
            <text:p>0.0925967703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0.0925967703">
            <text:p>0.092596770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  <table:table-cell office:value-type="float" office:value="0.010871776">
            <text:p>0.010871776</text:p>
          </table:table-cell>
          <table:table-cell/>
          <table:table-cell office:value-type="float" office:value="1000000">
            <text:p>1000000</text:p>
          </table:table-cell>
          <table:table-cell table:formula="of:=[.C17]/[.D17]" office:value-type="float" office:value="91981291.7411102">
            <text:p>91981291.7411102</text:p>
          </table:table-cell>
          <table:table-cell table:formula="of:=[.G17]/POWER(2;30)" office:value-type="float" office:value="0.0856642534407882">
            <text:p>0.0856642534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0.0856642534">
            <text:p>0.0856642534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>
            <text:p>m2v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>
            <text:p>n</text:p>
          </table:table-cell>
          <table:table-cell office:value-type="string">
            <text:p>flops</text:p>
          </table:table-cell>
          <table:table-cell office:value-type="string">
            <text:p>flops: GHz</text:p>
          </table:table-cell>
          <table:table-cell office:value-type="string">
            <text:p>Peak</text:p>
          </table:table-cell>
          <table:table-cell office:value-type="string">
            <text:p>n</text:p>
          </table:table-cell>
          <table:table-cell office:value-type="string">
            <text:p>Float</text:p>
          </table:table-cell>
          <table:table-cell office:value-type="string">
            <text:p>Doub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500">
            <text:p>500</text:p>
          </table:table-cell>
          <table:table-cell office:value-type="float" office:value="0.000492451">
            <text:p>0.000492451</text:p>
          </table:table-cell>
          <table:table-cell/>
          <table:table-cell office:value-type="float" office:value="500">
            <text:p>500</text:p>
          </table:table-cell>
          <table:table-cell table:formula="of:=POWER([.G22]; 2)*2 / [.E22]" office:value-type="float" office:value="1015329443.94468">
            <text:p>1015329443.94468</text:p>
          </table:table-cell>
          <table:table-cell table:formula="of:=[.H22]/POWER(2;30)" office:value-type="float" office:value="0.945599231817459">
            <text:p>0.9455992318</text:p>
          </table:table-cell>
          <table:table-cell table:formula="of:=2.93*4" office:value-type="float" office:value="11.72">
            <text:p>11.72</text:p>
          </table:table-cell>
          <table:table-cell office:value-type="float" office:value="500">
            <text:p>500</text:p>
          </table:table-cell>
          <table:table-cell table:formula="of:=[.I22]/[.J22]" office:value-type="float" office:value="0.0806825283120698">
            <text:p>0.0806825283</text:p>
          </table:table-cell>
          <table:table-cell table:formula="of:=[.L32]/[.J22]" office:value-type="float" office:value="0.0721579573720137">
            <text:p>0.0721579574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000">
            <text:p>1000</text:p>
          </table:table-cell>
          <table:table-cell office:value-type="float" office:value="0.002000324">
            <text:p>0.002000324</text:p>
          </table:table-cell>
          <table:table-cell/>
          <table:table-cell office:value-type="float" office:value="1000">
            <text:p>1000</text:p>
          </table:table-cell>
          <table:table-cell table:formula="of:=POWER([.G23]; 2)*2 / [.E23]" office:value-type="float" office:value="999838026.239749">
            <text:p>999838026.239749</text:p>
          </table:table-cell>
          <table:table-cell table:formula="of:=[.H23]/POWER(2;30)" office:value-type="float" office:value="0.931171724796062">
            <text:p>0.9311717248</text:p>
          </table:table-cell>
          <table:table-cell table:formula="of:=2.93*4" office:value-type="float" office:value="11.72">
            <text:p>11.72</text:p>
          </table:table-cell>
          <table:table-cell office:value-type="float" office:value="1000">
            <text:p>1000</text:p>
          </table:table-cell>
          <table:table-cell table:formula="of:=[.I23]/[.J23]" office:value-type="float" office:value="0.0794515123546128">
            <text:p>0.0794515124</text:p>
          </table:table-cell>
          <table:table-cell table:formula="of:=[.L33]/[.J23]" office:value-type="float" office:value="0.0706458085153584">
            <text:p>0.0706458085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1500">
            <text:p>1500</text:p>
          </table:table-cell>
          <table:table-cell office:value-type="float" office:value="0.004489466">
            <text:p>0.004489466</text:p>
          </table:table-cell>
          <table:table-cell/>
          <table:table-cell office:value-type="float" office:value="1500">
            <text:p>1500</text:p>
          </table:table-cell>
          <table:table-cell table:formula="of:=POWER([.G24]; 2)*2 / [.E24]" office:value-type="float" office:value="1002346381.50729">
            <text:p>1002346381.50729</text:p>
          </table:table-cell>
          <table:table-cell table:formula="of:=[.H24]/POWER(2;30)" office:value-type="float" office:value="0.933507812681876">
            <text:p>0.9335078127</text:p>
          </table:table-cell>
          <table:table-cell table:formula="of:=2.93*4" office:value-type="float" office:value="11.72">
            <text:p>11.72</text:p>
          </table:table-cell>
          <table:table-cell office:value-type="float" office:value="1500">
            <text:p>1500</text:p>
          </table:table-cell>
          <table:table-cell table:formula="of:=[.I24]/[.J24]" office:value-type="float" office:value="0.0796508372595458">
            <text:p>0.0796508373</text:p>
          </table:table-cell>
          <table:table-cell table:formula="of:=[.L34]/[.J24]" office:value-type="float" office:value="0.0728612441894198">
            <text:p>0.0728612442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2000">
            <text:p>2000</text:p>
          </table:table-cell>
          <table:table-cell office:value-type="float" office:value="0.007985648">
            <text:p>0.007985648</text:p>
          </table:table-cell>
          <table:table-cell/>
          <table:table-cell office:value-type="float" office:value="2000">
            <text:p>2000</text:p>
          </table:table-cell>
          <table:table-cell table:formula="of:=POWER([.G25]; 2)*2 / [.E25]" office:value-type="float" office:value="1001797224.22025">
            <text:p>1001797224.22025</text:p>
          </table:table-cell>
          <table:table-cell table:formula="of:=[.H25]/POWER(2;30)" office:value-type="float" office:value="0.932996370103444">
            <text:p>0.9329963701</text:p>
          </table:table-cell>
          <table:table-cell table:formula="of:=2.93*4" office:value-type="float" office:value="11.72">
            <text:p>11.72</text:p>
          </table:table-cell>
          <table:table-cell office:value-type="float" office:value="2000">
            <text:p>2000</text:p>
          </table:table-cell>
          <table:table-cell table:formula="of:=[.I25]/[.J25]" office:value-type="float" office:value="0.079607198814287">
            <text:p>0.0796071988</text:p>
          </table:table-cell>
          <table:table-cell table:formula="of:=[.L35]/[.J25]" office:value-type="float" office:value="0.0736788614249147">
            <text:p>0.07367886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2500">
            <text:p>2500</text:p>
          </table:table-cell>
          <table:table-cell office:value-type="float" office:value="0.012474007">
            <text:p>0.012474007</text:p>
          </table:table-cell>
          <table:table-cell/>
          <table:table-cell office:value-type="float" office:value="2500">
            <text:p>2500</text:p>
          </table:table-cell>
          <table:table-cell table:formula="of:=POWER([.G26]; 2)*2 / [.E26]" office:value-type="float" office:value="1002083773.0811">
            <text:p>1002083773.0811</text:p>
          </table:table-cell>
          <table:table-cell table:formula="of:=[.H26]/POWER(2;30)" office:value-type="float" office:value="0.933263239526279">
            <text:p>0.9332632395</text:p>
          </table:table-cell>
          <table:table-cell table:formula="of:=2.93*4" office:value-type="float" office:value="11.72">
            <text:p>11.72</text:p>
          </table:table-cell>
          <table:table-cell office:value-type="float" office:value="2500">
            <text:p>2500</text:p>
          </table:table-cell>
          <table:table-cell table:formula="of:=[.I26]/[.J26]" office:value-type="float" office:value="0.0796299692428566">
            <text:p>0.0796299692</text:p>
          </table:table-cell>
          <table:table-cell table:formula="of:=[.L36]/[.J26]" office:value-type="float" office:value="0.0741429262201365">
            <text:p>0.0741429262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3000">
            <text:p>3000</text:p>
          </table:table-cell>
          <table:table-cell office:value-type="float" office:value="0.017965551">
            <text:p>0.017965551</text:p>
          </table:table-cell>
          <table:table-cell/>
          <table:table-cell office:value-type="float" office:value="3000">
            <text:p>3000</text:p>
          </table:table-cell>
          <table:table-cell table:formula="of:=POWER([.G27]; 2)*2 / [.E27]" office:value-type="float" office:value="1001917503.11471">
            <text:p>1001917503.11471</text:p>
          </table:table-cell>
          <table:table-cell table:formula="of:=[.H27]/POWER(2;30)" office:value-type="float" office:value="0.933108388553104">
            <text:p>0.9331083886</text:p>
          </table:table-cell>
          <table:table-cell table:formula="of:=2.93*4" office:value-type="float" office:value="11.72">
            <text:p>11.72</text:p>
          </table:table-cell>
          <table:table-cell office:value-type="float" office:value="3000">
            <text:p>3000</text:p>
          </table:table-cell>
          <table:table-cell table:formula="of:=[.I27]/[.J27]" office:value-type="float" office:value="0.0796167567024833">
            <text:p>0.0796167567</text:p>
          </table:table-cell>
          <table:table-cell table:formula="of:=[.L37]/[.J27]" office:value-type="float" office:value="0.0747660203242321">
            <text:p>0.07476602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3500">
            <text:p>3500</text:p>
          </table:table-cell>
          <table:table-cell office:value-type="float" office:value="0.024380472">
            <text:p>0.024380472</text:p>
          </table:table-cell>
          <table:table-cell/>
          <table:table-cell office:value-type="float" office:value="3500">
            <text:p>3500</text:p>
          </table:table-cell>
          <table:table-cell table:formula="of:=POWER([.G28]; 2)*2 / [.E28]" office:value-type="float" office:value="1004902612.22178">
            <text:p>1004902612.22178</text:p>
          </table:table-cell>
          <table:table-cell table:formula="of:=[.H28]/POWER(2;30)" office:value-type="float" office:value="0.935888488052209">
            <text:p>0.9358884881</text:p>
          </table:table-cell>
          <table:table-cell table:formula="of:=2.93*4" office:value-type="float" office:value="11.72">
            <text:p>11.72</text:p>
          </table:table-cell>
          <table:table-cell office:value-type="float" office:value="3500">
            <text:p>3500</text:p>
          </table:table-cell>
          <table:table-cell table:formula="of:=[.I28]/[.J28]" office:value-type="float" office:value="0.0798539665573557">
            <text:p>0.0798539666</text:p>
          </table:table-cell>
          <table:table-cell table:formula="of:=[.L38]/[.J28]" office:value-type="float" office:value="0.0751270591894198">
            <text:p>0.0751270592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4000">
            <text:p>4000</text:p>
          </table:table-cell>
          <table:table-cell office:value-type="float" office:value="0.031891203">
            <text:p>0.031891203</text:p>
          </table:table-cell>
          <table:table-cell/>
          <table:table-cell office:value-type="float" office:value="4000">
            <text:p>4000</text:p>
          </table:table-cell>
          <table:table-cell table:formula="of:=POWER([.G29]; 2)*2 / [.E29]" office:value-type="float" office:value="1003411505.04733">
            <text:p>1003411505.04733</text:p>
          </table:table-cell>
          <table:table-cell table:formula="of:=[.H29]/POWER(2;30)" office:value-type="float" office:value="0.934499786279474">
            <text:p>0.9344997863</text:p>
          </table:table-cell>
          <table:table-cell table:formula="of:=2.93*4" office:value-type="float" office:value="11.72">
            <text:p>11.72</text:p>
          </table:table-cell>
          <table:table-cell office:value-type="float" office:value="4000">
            <text:p>4000</text:p>
          </table:table-cell>
          <table:table-cell table:formula="of:=[.I29]/[.J29]" office:value-type="float" office:value="0.0797354766450063">
            <text:p>0.0797354766</text:p>
          </table:table-cell>
          <table:table-cell table:formula="of:=[.L39]/[.J29]" office:value-type="float" office:value="0.0749930605375427">
            <text:p>0.0749930605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m2v_d</text:p>
          </table:table-cell>
          <table:table-cell table:number-columns-repeated="4"/>
          <table:table-cell office:value-type="string">
            <text:p>n</text:p>
          </table:table-cell>
          <table:table-cell office:value-type="string">
            <text:p>flops</text:p>
          </table:table-cell>
          <table:table-cell office:value-type="string">
            <text:p>flops: GHz</text:p>
          </table:table-cell>
          <table:table-cell/>
          <table:table-cell office:value-type="string">
            <text:p>n</text:p>
          </table:table-cell>
          <table:table-cell office:value-type="string">
            <text:p>flops: GHz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500">
            <text:p>500</text:p>
          </table:table-cell>
          <table:table-cell office:value-type="float" office:value="0.000550628">
            <text:p>0.000550628</text:p>
          </table:table-cell>
          <table:table-cell/>
          <table:table-cell office:value-type="float" office:value="500">
            <text:p>500</text:p>
          </table:table-cell>
          <table:table-cell table:formula="of:=2*[.G32]^2/[.E32]" office:value-type="float" office:value="908054076.43636">
            <text:p>908054076.43636</text:p>
          </table:table-cell>
          <table:table-cell table:formula="of:=[.H32]/POWER(2;30)" office:value-type="float" office:value="0.845691260356791">
            <text:p>0.8456912604</text:p>
          </table:table-cell>
          <table:table-cell/>
          <table:table-cell office:value-type="float" office:value="500">
            <text:p>500</text:p>
          </table:table-cell>
          <table:table-cell office:value-type="float" office:value="0.8456912604">
            <text:p>0.8456912604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1000">
            <text:p>1000</text:p>
          </table:table-cell>
          <table:table-cell office:value-type="float" office:value="0.002249656">
            <text:p>0.002249656</text:p>
          </table:table-cell>
          <table:table-cell/>
          <table:table-cell office:value-type="float" office:value="1000">
            <text:p>1000</text:p>
          </table:table-cell>
          <table:table-cell table:formula="of:=2*[.G33]^2/[.E33]" office:value-type="float" office:value="889024810.904423">
            <text:p>889024810.904423</text:p>
          </table:table-cell>
          <table:table-cell table:formula="of:=[.H33]/POWER(2;30)" office:value-type="float" office:value="0.827968875788546">
            <text:p>0.8279688758</text:p>
          </table:table-cell>
          <table:table-cell/>
          <table:table-cell office:value-type="float" office:value="1000">
            <text:p>1000</text:p>
          </table:table-cell>
          <table:table-cell office:value-type="float" office:value="0.8279688758">
            <text:p>0.8279688758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1500">
            <text:p>1500</text:p>
          </table:table-cell>
          <table:table-cell office:value-type="float" office:value="0.004907818">
            <text:p>0.004907818</text:p>
          </table:table-cell>
          <table:table-cell/>
          <table:table-cell office:value-type="float" office:value="1500">
            <text:p>1500</text:p>
          </table:table-cell>
          <table:table-cell table:formula="of:=2*[.G34]^2/[.E34]" office:value-type="float" office:value="916904416.585945">
            <text:p>916904416.585945</text:p>
          </table:table-cell>
          <table:table-cell table:formula="of:=[.H34]/POWER(2;30)" office:value-type="float" office:value="0.853933781931126">
            <text:p>0.8539337819</text:p>
          </table:table-cell>
          <table:table-cell/>
          <table:table-cell office:value-type="float" office:value="1500">
            <text:p>1500</text:p>
          </table:table-cell>
          <table:table-cell office:value-type="float" office:value="0.8539337819">
            <text:p>0.8539337819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2000">
            <text:p>2000</text:p>
          </table:table-cell>
          <table:table-cell office:value-type="float" office:value="0.008628188">
            <text:p>0.008628188</text:p>
          </table:table-cell>
          <table:table-cell/>
          <table:table-cell office:value-type="float" office:value="2000">
            <text:p>2000</text:p>
          </table:table-cell>
          <table:table-cell table:formula="of:=2*[.G35]^2/[.E35]" office:value-type="float" office:value="927193519.659052">
            <text:p>927193519.659052</text:p>
          </table:table-cell>
          <table:table-cell table:formula="of:=[.H35]/POWER(2;30)" office:value-type="float" office:value="0.863516255895656">
            <text:p>0.8635162559</text:p>
          </table:table-cell>
          <table:table-cell/>
          <table:table-cell office:value-type="float" office:value="2000">
            <text:p>2000</text:p>
          </table:table-cell>
          <table:table-cell office:value-type="float" office:value="0.8635162559">
            <text:p>0.86351625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2500">
            <text:p>2500</text:p>
          </table:table-cell>
          <table:table-cell office:value-type="float" office:value="0.013397162">
            <text:p>0.013397162</text:p>
          </table:table-cell>
          <table:table-cell/>
          <table:table-cell office:value-type="float" office:value="2500">
            <text:p>2500</text:p>
          </table:table-cell>
          <table:table-cell table:formula="of:=2*[.G36]^2/[.E36]" office:value-type="float" office:value="933033429.020266">
            <text:p>933033429.020266</text:p>
          </table:table-cell>
          <table:table-cell table:formula="of:=[.H36]/POWER(2;30)" office:value-type="float" office:value="0.868955095317462">
            <text:p>0.8689550953</text:p>
          </table:table-cell>
          <table:table-cell/>
          <table:table-cell office:value-type="float" office:value="2500">
            <text:p>2500</text:p>
          </table:table-cell>
          <table:table-cell office:value-type="float" office:value="0.8689550953">
            <text:p>0.8689550953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3000">
            <text:p>3000</text:p>
          </table:table-cell>
          <table:table-cell office:value-type="float" office:value="0.019131136">
            <text:p>0.019131136</text:p>
          </table:table-cell>
          <table:table-cell/>
          <table:table-cell office:value-type="float" office:value="3000">
            <text:p>3000</text:p>
          </table:table-cell>
          <table:table-cell table:formula="of:=2*[.G37]^2/[.E37]" office:value-type="float" office:value="940874603.578167">
            <text:p>940874603.578167</text:p>
          </table:table-cell>
          <table:table-cell table:formula="of:=[.H37]/POWER(2;30)" office:value-type="float" office:value="0.876257758194736">
            <text:p>0.8762577582</text:p>
          </table:table-cell>
          <table:table-cell/>
          <table:table-cell office:value-type="float" office:value="3000">
            <text:p>3000</text:p>
          </table:table-cell>
          <table:table-cell office:value-type="float" office:value="0.8762577582">
            <text:p>0.8762577582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3500">
            <text:p>3500</text:p>
          </table:table-cell>
          <table:table-cell office:value-type="float" office:value="0.025914463">
            <text:p>0.025914463</text:p>
          </table:table-cell>
          <table:table-cell/>
          <table:table-cell office:value-type="float" office:value="3500">
            <text:p>3500</text:p>
          </table:table-cell>
          <table:table-cell table:formula="of:=2*[.G38]^2/[.E38]" office:value-type="float" office:value="945418008.468861">
            <text:p>945418008.468861</text:p>
          </table:table-cell>
          <table:table-cell table:formula="of:=[.H38]/POWER(2;30)" office:value-type="float" office:value="0.880489133735058">
            <text:p>0.8804891337</text:p>
          </table:table-cell>
          <table:table-cell/>
          <table:table-cell office:value-type="float" office:value="3500">
            <text:p>3500</text:p>
          </table:table-cell>
          <table:table-cell office:value-type="float" office:value="0.8804891337">
            <text:p>0.8804891337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4000">
            <text:p>4000</text:p>
          </table:table-cell>
          <table:table-cell office:value-type="float" office:value="0.033907941">
            <text:p>0.033907941</text:p>
          </table:table-cell>
          <table:table-cell/>
          <table:table-cell office:value-type="float" office:value="4000">
            <text:p>4000</text:p>
          </table:table-cell>
          <table:table-cell table:formula="of:=2*[.G39]^2/[.E39]" office:value-type="float" office:value="943731735.288793">
            <text:p>943731735.288793</text:p>
          </table:table-cell>
          <table:table-cell table:formula="of:=[.H39]/POWER(2;30)" office:value-type="float" office:value="0.878918669455492">
            <text:p>0.8789186695</text:p>
          </table:table-cell>
          <table:table-cell/>
          <table:table-cell office:value-type="float" office:value="4000">
            <text:p>4000</text:p>
          </table:table-cell>
          <table:table-cell office:value-type="float" office:value="0.8789186695">
            <text:p>0.8789186695</text:p>
          </table:table-cell>
          <table:table-cell table:number-columns-repeated="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m2m</text:p>
          </table:table-cell>
          <table:table-cell table:number-columns-repeated="4"/>
          <table:table-cell office:value-type="string">
            <text:p>Peak</text:p>
          </table:table-cell>
          <table:table-cell office:value-type="string">
            <text:p>n</text:p>
          </table:table-cell>
          <table:table-cell office:value-type="string">
            <text:p>flops</text:p>
          </table:table-cell>
          <table:table-cell office:value-type="string">
            <text:p>flops: GHz</text:p>
          </table:table-cell>
          <table:table-cell/>
          <table:table-cell office:value-type="string">
            <text:p>n</text:p>
          </table:table-cell>
          <table:table-cell office:value-type="string">
            <text:p>First Float</text:p>
          </table:table-cell>
          <table:table-cell office:value-type="string">
            <text:p>Second Float</text:p>
          </table:table-cell>
          <table:table-cell office:value-type="string">
            <text:p>First Double</text:p>
          </table:table-cell>
          <table:table-cell office:value-type="string">
            <text:p>Second Double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500">
            <text:p>500</text:p>
          </table:table-cell>
          <table:table-cell office:value-type="float" office:value="0.149091377">
            <text:p>0.149091377</text:p>
          </table:table-cell>
          <table:table-cell table:formula="of:=2.93*4" office:value-type="float" office:value="11.72">
            <text:p>11.72</text:p>
          </table:table-cell>
          <table:table-cell office:value-type="float" office:value="500">
            <text:p>500</text:p>
          </table:table-cell>
          <table:table-cell table:formula="of:=2*[.H42]^3/[.F42]" office:value-type="float" office:value="1676824005.72368">
            <text:p>1676824005.72368</text:p>
          </table:table-cell>
          <table:table-cell table:formula="of:=[.I42]/POWER(2; 30)" office:value-type="float" office:value="1.56166405018762">
            <text:p>1.5616640502</text:p>
          </table:table-cell>
          <table:table-cell/>
          <table:table-cell office:value-type="float" office:value="500">
            <text:p>500</text:p>
          </table:table-cell>
          <table:table-cell table:formula="of:=[.J42]/[.G42]" office:value-type="float" office:value="0.133247785852186">
            <text:p>0.1332477859</text:p>
          </table:table-cell>
          <table:table-cell table:formula="of:=[.J63]/[.G42]" office:value-type="float" office:value="0.151495112700225">
            <text:p>0.1514951127</text:p>
          </table:table-cell>
          <table:table-cell table:formula="of:=[.J52]/[.G42]" office:value-type="float" office:value="0.0383398529229732">
            <text:p>0.0383398529</text:p>
          </table:table-cell>
          <table:table-cell table:formula="of:=[.J73]/[.G42]" office:value-type="float" office:value="0.149396588204058">
            <text:p>0.1493965882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1000">
            <text:p>1000</text:p>
          </table:table-cell>
          <table:table-cell office:value-type="float" office:value="4.218213995">
            <text:p>4.218213995</text:p>
          </table:table-cell>
          <table:table-cell table:formula="of:=2.93*4" office:value-type="float" office:value="11.72">
            <text:p>11.72</text:p>
          </table:table-cell>
          <table:table-cell office:value-type="float" office:value="1000">
            <text:p>1000</text:p>
          </table:table-cell>
          <table:table-cell table:formula="of:=2*[.H43]^3/[.F43]" office:value-type="float" office:value="474134314.278667">
            <text:p>474134314.278667</text:p>
          </table:table-cell>
          <table:table-cell table:formula="of:=[.I43]/POWER(2; 30)" office:value-type="float" office:value="0.441571990287552">
            <text:p>0.4415719903</text:p>
          </table:table-cell>
          <table:table-cell/>
          <table:table-cell office:value-type="float" office:value="1000">
            <text:p>1000</text:p>
          </table:table-cell>
          <table:table-cell table:formula="of:=[.J43]/[.G43]" office:value-type="float" office:value="0.0376767909801666">
            <text:p>0.037676791</text:p>
          </table:table-cell>
          <table:table-cell table:formula="of:=[.J64]/[.G43]" office:value-type="float" office:value="0.139511687554996">
            <text:p>0.1395116876</text:p>
          </table:table-cell>
          <table:table-cell table:formula="of:=[.J53]/[.G43]" office:value-type="float" office:value="0.0280621598701147">
            <text:p>0.0280621599</text:p>
          </table:table-cell>
          <table:table-cell table:formula="of:=[.J74]/[.G43]" office:value-type="float" office:value="0.1094631339319">
            <text:p>0.1094631339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1500">
            <text:p>1500</text:p>
          </table:table-cell>
          <table:table-cell office:value-type="float" office:value="17.560118503">
            <text:p>17.560118503</text:p>
          </table:table-cell>
          <table:table-cell table:formula="of:=2.93*4" office:value-type="float" office:value="11.72">
            <text:p>11.72</text:p>
          </table:table-cell>
          <table:table-cell office:value-type="float" office:value="1500">
            <text:p>1500</text:p>
          </table:table-cell>
          <table:table-cell table:formula="of:=2*[.H44]^3/[.F44]" office:value-type="float" office:value="384393761.286225">
            <text:p>384393761.286225</text:p>
          </table:table-cell>
          <table:table-cell table:formula="of:=[.I44]/POWER(2; 30)" office:value-type="float" office:value="0.357994587427214">
            <text:p>0.3579945874</text:p>
          </table:table-cell>
          <table:table-cell/>
          <table:table-cell office:value-type="float" office:value="1500">
            <text:p>1500</text:p>
          </table:table-cell>
          <table:table-cell table:formula="of:=[.J44]/[.G44]" office:value-type="float" office:value="0.0305456132617077">
            <text:p>0.0305456133</text:p>
          </table:table-cell>
          <table:table-cell table:formula="of:=[.J65]/[.G44]" office:value-type="float" office:value="0.140428307649215">
            <text:p>0.1404283076</text:p>
          </table:table-cell>
          <table:table-cell table:formula="of:=[.J54]/[.G44]" office:value-type="float" office:value="0.0268355109314257">
            <text:p>0.0268355109</text:p>
          </table:table-cell>
          <table:table-cell table:formula="of:=[.J75]/[.G44]" office:value-type="float" office:value="0.10729355492061">
            <text:p>0.1072935549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2000">
            <text:p>2000</text:p>
          </table:table-cell>
          <table:table-cell office:value-type="float" office:value="42.127888814">
            <text:p>42.127888814</text:p>
          </table:table-cell>
          <table:table-cell table:formula="of:=2.93*4" office:value-type="float" office:value="11.72">
            <text:p>11.72</text:p>
          </table:table-cell>
          <table:table-cell office:value-type="float" office:value="2000">
            <text:p>2000</text:p>
          </table:table-cell>
          <table:table-cell table:formula="of:=2*[.H45]^3/[.F45]" office:value-type="float" office:value="379795913.121639">
            <text:p>379795913.121639</text:p>
          </table:table-cell>
          <table:table-cell table:formula="of:=[.I45]/POWER(2; 30)" office:value-type="float" office:value="0.353712507636881">
            <text:p>0.3537125076</text:p>
          </table:table-cell>
          <table:table-cell/>
          <table:table-cell office:value-type="float" office:value="2000">
            <text:p>2000</text:p>
          </table:table-cell>
          <table:table-cell table:formula="of:=[.J45]/[.G45]" office:value-type="float" office:value="0.0301802480918841">
            <text:p>0.0301802481</text:p>
          </table:table-cell>
          <table:table-cell table:formula="of:=[.J66]/[.G45]" office:value-type="float" office:value="0.141006982002263">
            <text:p>0.141006982</text:p>
          </table:table-cell>
          <table:table-cell table:formula="of:=[.J55]/[.G45]" office:value-type="float" office:value="0.0225605654464789">
            <text:p>0.0225605654</text:p>
          </table:table-cell>
          <table:table-cell table:formula="of:=[.J76]/[.G45]" office:value-type="float" office:value="0.104844983766968">
            <text:p>0.1048449838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2500">
            <text:p>2500</text:p>
          </table:table-cell>
          <table:table-cell office:value-type="float" office:value="86.989837887">
            <text:p>86.989837887</text:p>
          </table:table-cell>
          <table:table-cell table:formula="of:=2.93*4" office:value-type="float" office:value="11.72">
            <text:p>11.72</text:p>
          </table:table-cell>
          <table:table-cell office:value-type="float" office:value="2500">
            <text:p>2500</text:p>
          </table:table-cell>
          <table:table-cell table:formula="of:=2*[.H46]^3/[.F46]" office:value-type="float" office:value="359237363.341151">
            <text:p>359237363.341151</text:p>
          </table:table-cell>
          <table:table-cell table:formula="of:=[.I46]/POWER(2; 30)" office:value-type="float" office:value="0.334565866124956">
            <text:p>0.3345658661</text:p>
          </table:table-cell>
          <table:table-cell/>
          <table:table-cell office:value-type="float" office:value="2500">
            <text:p>2500</text:p>
          </table:table-cell>
          <table:table-cell table:formula="of:=[.J46]/[.G46]" office:value-type="float" office:value="0.0285465756079314">
            <text:p>0.0285465756</text:p>
          </table:table-cell>
          <table:table-cell table:formula="of:=[.J67]/[.G46]" office:value-type="float" office:value="0.139302458336682">
            <text:p>0.1393024583</text:p>
          </table:table-cell>
          <table:table-cell table:formula="of:=[.J56]/[.G46]" office:value-type="float" office:value="0.0238510699326968">
            <text:p>0.0238510699</text:p>
          </table:table-cell>
          <table:table-cell table:formula="of:=[.J77]/[.G46]" office:value-type="float" office:value="0.106107223641888">
            <text:p>0.1061072236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3000">
            <text:p>3000</text:p>
          </table:table-cell>
          <table:table-cell office:value-type="float" office:value="149.263039104">
            <text:p>149.263039104</text:p>
          </table:table-cell>
          <table:table-cell table:formula="of:=2.93*4" office:value-type="float" office:value="11.72">
            <text:p>11.72</text:p>
          </table:table-cell>
          <table:table-cell office:value-type="float" office:value="3000">
            <text:p>3000</text:p>
          </table:table-cell>
          <table:table-cell table:formula="of:=2*[.H47]^3/[.F47]" office:value-type="float" office:value="361777438.836517">
            <text:p>361777438.836517</text:p>
          </table:table-cell>
          <table:table-cell table:formula="of:=[.I47]/POWER(2; 30)" office:value-type="float" office:value="0.336931495775019">
            <text:p>0.3369314958</text:p>
          </table:table-cell>
          <table:table-cell/>
          <table:table-cell office:value-type="float" office:value="3000">
            <text:p>3000</text:p>
          </table:table-cell>
          <table:table-cell table:formula="of:=[.J47]/[.G47]" office:value-type="float" office:value="0.0287484211412132">
            <text:p>0.0287484211</text:p>
          </table:table-cell>
          <table:table-cell table:formula="of:=[.J68]/[.G47]" office:value-type="float" office:value="0.139077597845144">
            <text:p>0.1390775978</text:p>
          </table:table-cell>
          <table:table-cell table:formula="of:=[.J57]/[.G47]" office:value-type="float" office:value="0.0208163476804052">
            <text:p>0.0208163477</text:p>
          </table:table-cell>
          <table:table-cell table:formula="of:=[.J78]/[.G47]" office:value-type="float" office:value="0.107309978007855">
            <text:p>0.107309978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3500">
            <text:p>3500</text:p>
          </table:table-cell>
          <table:table-cell office:value-type="float" office:value="255.009972363">
            <text:p>255.009972363</text:p>
          </table:table-cell>
          <table:table-cell table:formula="of:=2.93*4" office:value-type="float" office:value="11.72">
            <text:p>11.72</text:p>
          </table:table-cell>
          <table:table-cell office:value-type="float" office:value="3500">
            <text:p>3500</text:p>
          </table:table-cell>
          <table:table-cell table:formula="of:=2*[.H48]^3/[.F48]" office:value-type="float" office:value="336261359.528078">
            <text:p>336261359.528078</text:p>
          </table:table-cell>
          <table:table-cell table:formula="of:=[.I48]/POWER(2; 30)" office:value-type="float" office:value="0.313167795099391">
            <text:p>0.3131677951</text:p>
          </table:table-cell>
          <table:table-cell/>
          <table:table-cell office:value-type="float" office:value="3500">
            <text:p>3500</text:p>
          </table:table-cell>
          <table:table-cell table:formula="of:=[.J48]/[.G48]" office:value-type="float" office:value="0.0267208016296408">
            <text:p>0.0267208016</text:p>
          </table:table-cell>
          <table:table-cell table:formula="of:=[.J69]/[.G48]" office:value-type="float" office:value="0.13925312908118">
            <text:p>0.1392531291</text:p>
          </table:table-cell>
          <table:table-cell table:formula="of:=[.J58]/[.G48]" office:value-type="float" office:value="0.0210349640239388">
            <text:p>0.021034964</text:p>
          </table:table-cell>
          <table:table-cell table:formula="of:=[.J79]/[.G48]" office:value-type="float" office:value="0.107032246279167">
            <text:p>0.1070322463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3" office:value-type="float" office:value="4000">
            <text:p>4000</text:p>
          </table:table-cell>
          <table:table-cell office:value-type="float" office:value="408.755346765">
            <text:p>408.755346765</text:p>
          </table:table-cell>
          <table:table-cell table:formula="of:=2.93*4" office:value-type="float" office:value="11.72">
            <text:p>11.72</text:p>
          </table:table-cell>
          <table:table-cell office:value-type="float" office:value="4000">
            <text:p>4000</text:p>
          </table:table-cell>
          <table:table-cell table:formula="of:=2*[.H49]^3/[.F49]" office:value-type="float" office:value="313145750.907056">
            <text:p>313145750.907056</text:p>
          </table:table-cell>
          <table:table-cell table:formula="of:=[.I49]/POWER(2; 30)" office:value-type="float" office:value="0.291639706964657">
            <text:p>0.291639707</text:p>
          </table:table-cell>
          <table:table-cell/>
          <table:table-cell office:value-type="float" office:value="4000">
            <text:p>4000</text:p>
          </table:table-cell>
          <table:table-cell table:formula="of:=[.J49]/[.G49]" office:value-type="float" office:value="0.024883934041353">
            <text:p>0.024883934</text:p>
          </table:table-cell>
          <table:table-cell table:formula="of:=[.J70]/[.G49]" office:value-type="float" office:value="0.13866533929752">
            <text:p>0.1386653393</text:p>
          </table:table-cell>
          <table:table-cell table:formula="of:=[.J59]/[.G49]" office:value-type="float" office:value="0.0177007585111945">
            <text:p>0.0177007585</text:p>
          </table:table-cell>
          <table:table-cell table:formula="of:=[.J80]/[.G49]" office:value-type="float" office:value="0.106544311461116">
            <text:p>0.1065443115</text:p>
          </table:table-cell>
          <table:table-cell table:number-columns-repeated="3"/>
          <table:table-cell office:value-type="string">
            <text:p>sc</text:p>
          </table:table-cell>
          <table:table-cell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m2m_d</text:p>
          </table:table-cell>
          <table:table-cell table:number-columns-repeated="5"/>
          <table:table-cell office:value-type="string">
            <text:p>n</text:p>
          </table:table-cell>
          <table:table-cell office:value-type="string">
            <text:p>flops</text:p>
          </table:table-cell>
          <table:table-cell office:value-type="string">
            <text:p>flops: GHz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500">
            <text:p>500</text:p>
          </table:table-cell>
          <table:table-cell office:value-type="float" office:value="0.518157853">
            <text:p>0.518157853</text:p>
          </table:table-cell>
          <table:table-cell/>
          <table:table-cell office:value-type="float" office:value="500">
            <text:p>500</text:p>
          </table:table-cell>
          <table:table-cell table:formula="of:=2*[.H52]^3/[.F52]" office:value-type="float" office:value="482478454.302226">
            <text:p>482478454.302226</text:p>
          </table:table-cell>
          <table:table-cell table:formula="of:=[.I52]/POWER(2;30)" office:value-type="float" office:value="0.449343076257246">
            <text:p>0.449343076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1000">
            <text:p>1000</text:p>
          </table:table-cell>
          <table:table-cell office:value-type="float" office:value="5.66345455">
            <text:p>5.66345455</text:p>
          </table:table-cell>
          <table:table-cell/>
          <table:table-cell office:value-type="float" office:value="1000">
            <text:p>1000</text:p>
          </table:table-cell>
          <table:table-cell table:formula="of:=2*[.H53]^3/[.F53]" office:value-type="float" office:value="353141352.56899">
            <text:p>353141352.56899</text:p>
          </table:table-cell>
          <table:table-cell table:formula="of:=[.I53]/POWER(2;30)" office:value-type="float" office:value="0.328888513677744">
            <text:p>0.328888513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1500">
            <text:p>1500</text:p>
          </table:table-cell>
          <table:table-cell office:value-type="float" office:value="19.987865705">
            <text:p>19.987865705</text:p>
          </table:table-cell>
          <table:table-cell/>
          <table:table-cell office:value-type="float" office:value="1500">
            <text:p>1500</text:p>
          </table:table-cell>
          <table:table-cell table:formula="of:=2*[.H54]^3/[.F54]" office:value-type="float" office:value="337704890.538237">
            <text:p>337704890.538237</text:p>
          </table:table-cell>
          <table:table-cell table:formula="of:=[.I54]/POWER(2;30)" office:value-type="float" office:value="0.314512188116309">
            <text:p>0.314512188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2000">
            <text:p>2000</text:p>
          </table:table-cell>
          <table:table-cell office:value-type="float" office:value="56.356306273">
            <text:p>56.356306273</text:p>
          </table:table-cell>
          <table:table-cell/>
          <table:table-cell office:value-type="float" office:value="2000">
            <text:p>2000</text:p>
          </table:table-cell>
          <table:table-cell table:formula="of:=2*[.H55]^3/[.F55]" office:value-type="float" office:value="283907889.961651">
            <text:p>283907889.961651</text:p>
          </table:table-cell>
          <table:table-cell table:formula="of:=[.I55]/POWER(2;30)" office:value-type="float" office:value="0.264409827032733">
            <text:p>0.26440982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2500">
            <text:p>2500</text:p>
          </table:table-cell>
          <table:table-cell office:value-type="float" office:value="104.115328636">
            <text:p>104.115328636</text:p>
          </table:table-cell>
          <table:table-cell/>
          <table:table-cell office:value-type="float" office:value="2500">
            <text:p>2500</text:p>
          </table:table-cell>
          <table:table-cell table:formula="of:=2*[.H56]^3/[.F56]" office:value-type="float" office:value="300147926.433137">
            <text:p>300147926.433137</text:p>
          </table:table-cell>
          <table:table-cell table:formula="of:=[.I56]/POWER(2;30)" office:value-type="float" office:value="0.279534539611206">
            <text:p>0.279534539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3000">
            <text:p>3000</text:p>
          </table:table-cell>
          <table:table-cell office:value-type="float" office:value="206.139750107">
            <text:p>206.139750107</text:p>
          </table:table-cell>
          <table:table-cell/>
          <table:table-cell office:value-type="float" office:value="3000">
            <text:p>3000</text:p>
          </table:table-cell>
          <table:table-cell table:formula="of:=2*[.H57]^3/[.F57]" office:value-type="float" office:value="261958210.252853">
            <text:p>261958210.252853</text:p>
          </table:table-cell>
          <table:table-cell table:formula="of:=[.I57]/POWER(2;30)" office:value-type="float" office:value="0.243967594814349">
            <text:p>0.243967594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3500">
            <text:p>3500</text:p>
          </table:table-cell>
          <table:table-cell office:value-type="float" office:value="323.940220546">
            <text:p>323.940220546</text:p>
          </table:table-cell>
          <table:table-cell/>
          <table:table-cell office:value-type="float" office:value="3500">
            <text:p>3500</text:p>
          </table:table-cell>
          <table:table-cell table:formula="of:=2*[.H58]^3/[.F58]" office:value-type="float" office:value="264709333.887187">
            <text:p>264709333.887187</text:p>
          </table:table-cell>
          <table:table-cell table:formula="of:=[.I58]/POWER(2;30)" office:value-type="float" office:value="0.246529778360563">
            <text:p>0.246529778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4000">
            <text:p>4000</text:p>
          </table:table-cell>
          <table:table-cell office:value-type="float" office:value="574.633063409">
            <text:p>574.633063409</text:p>
          </table:table-cell>
          <table:table-cell/>
          <table:table-cell office:value-type="float" office:value="4000">
            <text:p>4000</text:p>
          </table:table-cell>
          <table:table-cell table:formula="of:=2*[.H59]^3/[.F59]" office:value-type="float" office:value="222750844.235524">
            <text:p>222750844.235524</text:p>
          </table:table-cell>
          <table:table-cell table:formula="of:=[.I59]/POWER(2;30)" office:value-type="float" office:value="0.207452889751199">
            <text:p>0.2074528898</text:p>
          </table:table-cell>
          <table:table-cell table:number-columns-repeated="1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>
            <text:p>M2m_2</text:p>
          </table:table-cell>
          <table:table-cell table:number-columns-repeated="5"/>
          <table:table-cell office:value-type="string">
            <text:p>n</text:p>
          </table:table-cell>
          <table:table-cell office:value-type="string">
            <text:p>flops</text:p>
          </table:table-cell>
          <table:table-cell office:value-type="string">
            <text:p>flops: GHz</text:p>
          </table:table-cell>
          <table:table-cell table:number-columns-repeated="11"/>
        </table:table-row>
        <table:table-row table:style-name="ro2">
          <table:table-cell table:number-columns-repeated="2"/>
          <table:table-cell table:number-columns-repeated="3" office:value-type="float" office:value="500">
            <text:p>500</text:p>
          </table:table-cell>
          <table:table-cell office:value-type="float" office:value="0.131133576">
            <text:p>0.131133576</text:p>
          </table:table-cell>
          <table:table-cell/>
          <table:table-cell office:value-type="float" office:value="500">
            <text:p>500</text:p>
          </table:table-cell>
          <table:table-cell table:formula="of:=2*[.H63]^3/[.F63]" office:value-type="float" office:value="1906453004.83531">
            <text:p>1906453004.83531</text:p>
          </table:table-cell>
          <table:table-cell table:formula="of:=[.I63]/POWER(2; 30)" office:value-type="float" office:value="1.77552272084664">
            <text:p>1.7755227208</text:p>
          </table:table-cell>
          <table:table-cell table:number-columns-repeated="10"/>
          <table:table-cell office:value-type="string">
            <text:p>sc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1000">
            <text:p>1000</text:p>
          </table:table-cell>
          <table:table-cell office:value-type="float" office:value="1.139178873">
            <text:p>1.139178873</text:p>
          </table:table-cell>
          <table:table-cell/>
          <table:table-cell office:value-type="float" office:value="1000">
            <text:p>1000</text:p>
          </table:table-cell>
          <table:table-cell table:formula="of:=2*[.H64]^3/[.F64]" office:value-type="float" office:value="1755650536.89334">
            <text:p>1755650536.89334</text:p>
          </table:table-cell>
          <table:table-cell table:formula="of:=[.I64]/POWER(2; 30)" office:value-type="float" office:value="1.63507697814455">
            <text:p>1.635076978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1500">
            <text:p>1500</text:p>
          </table:table-cell>
          <table:table-cell office:value-type="float" office:value="3.819632933">
            <text:p>3.819632933</text:p>
          </table:table-cell>
          <table:table-cell/>
          <table:table-cell office:value-type="float" office:value="1500">
            <text:p>1500</text:p>
          </table:table-cell>
          <table:table-cell table:formula="of:=2*[.H65]^3/[.F65]" office:value-type="float" office:value="1767185517.14299">
            <text:p>1767185517.14299</text:p>
          </table:table-cell>
          <table:table-cell table:formula="of:=[.I65]/POWER(2; 30)" office:value-type="float" office:value="1.6458197656488">
            <text:p>1.645819765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2000">
            <text:p>2000</text:p>
          </table:table-cell>
          <table:table-cell office:value-type="float" office:value="9.016788516">
            <text:p>9.016788516</text:p>
          </table:table-cell>
          <table:table-cell/>
          <table:table-cell office:value-type="float" office:value="2000">
            <text:p>2000</text:p>
          </table:table-cell>
          <table:table-cell table:formula="of:=2*[.H66]^3/[.F66]" office:value-type="float" office:value="1774467702.28763">
            <text:p>1774467702.28763</text:p>
          </table:table-cell>
          <table:table-cell table:formula="of:=[.I66]/POWER(2; 30)" office:value-type="float" office:value="1.65260182906653">
            <text:p>1.652601829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2500">
            <text:p>2500</text:p>
          </table:table-cell>
          <table:table-cell office:value-type="float" office:value="17.826404602">
            <text:p>17.826404602</text:p>
          </table:table-cell>
          <table:table-cell/>
          <table:table-cell office:value-type="float" office:value="2500">
            <text:p>2500</text:p>
          </table:table-cell>
          <table:table-cell table:formula="of:=2*[.H67]^3/[.F67]" office:value-type="float" office:value="1753017543.22877">
            <text:p>1753017543.22877</text:p>
          </table:table-cell>
          <table:table-cell table:formula="of:=[.I67]/POWER(2; 30)" office:value-type="float" office:value="1.63262481170591">
            <text:p>1.632624811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3000">
            <text:p>3000</text:p>
          </table:table-cell>
          <table:table-cell office:value-type="float" office:value="30.853831066">
            <text:p>30.853831066</text:p>
          </table:table-cell>
          <table:table-cell/>
          <table:table-cell office:value-type="float" office:value="3000">
            <text:p>3000</text:p>
          </table:table-cell>
          <table:table-cell table:formula="of:=2*[.H68]^3/[.F68]" office:value-type="float" office:value="1750187841.64882">
            <text:p>1750187841.64882</text:p>
          </table:table-cell>
          <table:table-cell table:formula="of:=[.I68]/POWER(2; 30)" office:value-type="float" office:value="1.62998944674509">
            <text:p>1.629989446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3500">
            <text:p>3500</text:p>
          </table:table-cell>
          <table:table-cell office:value-type="float" office:value="48.932982189">
            <text:p>48.932982189</text:p>
          </table:table-cell>
          <table:table-cell/>
          <table:table-cell office:value-type="float" office:value="3500">
            <text:p>3500</text:p>
          </table:table-cell>
          <table:table-cell table:formula="of:=2*[.H69]^3/[.F69]" office:value-type="float" office:value="1752396771.33916">
            <text:p>1752396771.33916</text:p>
          </table:table-cell>
          <table:table-cell table:formula="of:=[.I69]/POWER(2; 30)" office:value-type="float" office:value="1.63204667283143">
            <text:p>1.632046672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4000">
            <text:p>4000</text:p>
          </table:table-cell>
          <table:table-cell office:value-type="float" office:value="73.352440772">
            <text:p>73.352440772</text:p>
          </table:table-cell>
          <table:table-cell/>
          <table:table-cell office:value-type="float" office:value="4000">
            <text:p>4000</text:p>
          </table:table-cell>
          <table:table-cell table:formula="of:=2*[.H70]^3/[.F70]" office:value-type="float" office:value="1744999875.29876">
            <text:p>1744999875.29876</text:p>
          </table:table-cell>
          <table:table-cell table:formula="of:=[.I70]/POWER(2; 30)" office:value-type="float" office:value="1.62515777656693">
            <text:p>1.6251577766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m2m2_d</text:p>
          </table:table-cell>
          <table:table-cell table:number-columns-repeated="5"/>
          <table:table-cell office:value-type="string">
            <text:p>n</text:p>
          </table:table-cell>
          <table:table-cell office:value-type="string">
            <text:p>flops</text:p>
          </table:table-cell>
          <table:table-cell office:value-type="string">
            <text:p>flops: GHz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500">
            <text:p>500</text:p>
          </table:table-cell>
          <table:table-cell office:value-type="float" office:value="0.132975566">
            <text:p>0.132975566</text:p>
          </table:table-cell>
          <table:table-cell/>
          <table:table-cell office:value-type="float" office:value="500">
            <text:p>500</text:p>
          </table:table-cell>
          <table:table-cell table:formula="of:=2*[.H73]^3/[.F73]" office:value-type="float" office:value="1880044639.1783">
            <text:p>1880044639.1783</text:p>
          </table:table-cell>
          <table:table-cell table:formula="of:=[.I73]/POWER(2; 30)" office:value-type="float" office:value="1.75092801375156">
            <text:p>1.750928013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1000">
            <text:p>1000</text:p>
          </table:table-cell>
          <table:table-cell office:value-type="float" office:value="1.451893083">
            <text:p>1.451893083</text:p>
          </table:table-cell>
          <table:table-cell/>
          <table:table-cell office:value-type="float" office:value="1000">
            <text:p>1000</text:p>
          </table:table-cell>
          <table:table-cell table:formula="of:=2*[.H74]^3/[.F74]" office:value-type="float" office:value="1377511900.44067">
            <text:p>1377511900.44067</text:p>
          </table:table-cell>
          <table:table-cell table:formula="of:=[.I74]/POWER(2; 30)" office:value-type="float" office:value="1.28290792968187">
            <text:p>1.282907929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1500">
            <text:p>1500</text:p>
          </table:table-cell>
          <table:table-cell office:value-type="float" office:value="4.999224688">
            <text:p>4.999224688</text:p>
          </table:table-cell>
          <table:table-cell/>
          <table:table-cell office:value-type="float" office:value="1500">
            <text:p>1500</text:p>
          </table:table-cell>
          <table:table-cell table:formula="of:=2*[.H75]^3/[.F75]" office:value-type="float" office:value="1350209366.7049">
            <text:p>1350209366.7049</text:p>
          </table:table-cell>
          <table:table-cell table:formula="of:=[.I75]/POWER(2; 30)" office:value-type="float" office:value="1.25748046366955">
            <text:p>1.257480463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2000">
            <text:p>2000</text:p>
          </table:table-cell>
          <table:table-cell office:value-type="float" office:value="12.126761723">
            <text:p>12.126761723</text:p>
          </table:table-cell>
          <table:table-cell/>
          <table:table-cell office:value-type="float" office:value="2000">
            <text:p>2000</text:p>
          </table:table-cell>
          <table:table-cell table:formula="of:=2*[.H76]^3/[.F76]" office:value-type="float" office:value="1319395924.93632">
            <text:p>1319395924.93632</text:p>
          </table:table-cell>
          <table:table-cell table:formula="of:=[.I76]/POWER(2; 30)" office:value-type="float" office:value="1.22878320974887">
            <text:p>1.228783209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2500">
            <text:p>2500</text:p>
          </table:table-cell>
          <table:table-cell office:value-type="float" office:value="23.403326363">
            <text:p>23.403326363</text:p>
          </table:table-cell>
          <table:table-cell/>
          <table:table-cell office:value-type="float" office:value="2500">
            <text:p>2500</text:p>
          </table:table-cell>
          <table:table-cell table:formula="of:=2*[.H77]^3/[.F77]" office:value-type="float" office:value="1335280272.35502">
            <text:p>1335280272.35502</text:p>
          </table:table-cell>
          <table:table-cell table:formula="of:=[.I77]/POWER(2; 30)" office:value-type="float" office:value="1.24357666108293">
            <text:p>1.243576661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3000">
            <text:p>3000</text:p>
          </table:table-cell>
          <table:table-cell office:value-type="float" office:value="39.987676716">
            <text:p>39.987676716</text:p>
          </table:table-cell>
          <table:table-cell/>
          <table:table-cell office:value-type="float" office:value="3000">
            <text:p>3000</text:p>
          </table:table-cell>
          <table:table-cell table:formula="of:=2*[.H78]^3/[.F78]" office:value-type="float" office:value="1350416039.00917">
            <text:p>1350416039.00917</text:p>
          </table:table-cell>
          <table:table-cell table:formula="of:=[.I78]/POWER(2; 30)" office:value-type="float" office:value="1.25767294225206">
            <text:p>1.257672942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3500">
            <text:p>3500</text:p>
          </table:table-cell>
          <table:table-cell office:value-type="float" office:value="63.663719318">
            <text:p>63.663719318</text:p>
          </table:table-cell>
          <table:table-cell/>
          <table:table-cell office:value-type="float" office:value="3500">
            <text:p>3500</text:p>
          </table:table-cell>
          <table:table-cell table:formula="of:=2*[.H79]^3/[.F79]" office:value-type="float" office:value="1346920992.34227">
            <text:p>1346920992.34227</text:p>
          </table:table-cell>
          <table:table-cell table:formula="of:=[.I79]/POWER(2; 30)" office:value-type="float" office:value="1.25441792639183">
            <text:p>1.254417926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number-columns-repeated="3" office:value-type="float" office:value="4000">
            <text:p>4000</text:p>
          </table:table-cell>
          <table:table-cell office:value-type="float" office:value="95.466768225">
            <text:p>95.466768225</text:p>
          </table:table-cell>
          <table:table-cell/>
          <table:table-cell office:value-type="float" office:value="4000">
            <text:p>4000</text:p>
          </table:table-cell>
          <table:table-cell table:formula="of:=2*[.H80]^3/[.F80]" office:value-type="float" office:value="1340780696.56998">
            <text:p>1340780696.56998</text:p>
          </table:table-cell>
          <table:table-cell table:formula="of:=[.I80]/POWER(2; 30)" office:value-type="float" office:value="1.24869933032429">
            <text:p>1.2486993303</text:p>
          </table:table-cell>
          <table:table-cell table:number-columns-repeated="11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8">09/28/2012</text:date>, <text:time>15:1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iyun </meta:initial-creator>
    <meta:creation-date>2012-09-23T21:05:18</meta:creation-date>
    <dc:date>2012-09-28T15:14:25</dc:date>
    <dc:creator>Peiyun </dc:creator>
    <meta:editing-duration>PT6H4M35S</meta:editing-duration>
    <meta:editing-cycles>11</meta:editing-cycles>
    <meta:generator>LibreOffice/3.4$Unix LibreOffice_project/340m1$Build-402</meta:generator>
    <meta:document-statistic meta:table-count="3" meta:cell-count="110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12cm" svg:y="0.315cm" chart:style-name="ch2">
          <text:p>Performance Of Different Datatype of Matrix-Vector Manipulation</text:p>
        </chart:title>
        <chart:legend chart:legend-position="end" svg:x="14.064cm" svg:y="3.935cm" style:legend-expansion="high" chart:style-name="ch3"/>
        <chart:plot-area chart:style-name="ch4" table:cell-range-address="Sheet1.K21:Sheet1.M29" chart:data-source-has-labels="both" svg:x="1.315cm" svg:y="1.634cm" svg:width="12.109cm" svg:height="6.221cm">
          <chartooo:coordinate-region svg:x="2.275cm" svg:y="1.842cm" svg:width="11.149cm" svg:height="5.349cm"/>
          <chart:axis chart:dimension="x" chart:name="primary-x" chart:style-name="ch5" chartooo:axis-type="auto">
            <chartooo:date-scale/>
            <chart:title svg:x="6.219cm" svg:y="8.035cm" chart:style-name="ch6">
              <text:p>Dataset Length</text:p>
            </chart:title>
            <chart:categories table:cell-range-address="Sheet1.K22:Sheet1.K29"/>
          </chart:axis>
          <chart:axis chart:dimension="y" chart:name="primary-y" chart:style-name="ch7">
            <chart:title svg:x="0.451cm" svg:y="5.658cm" chart:style-name="ch8">
              <text:p>Flops(GHz)</text:p>
            </chart:title>
            <chart:grid chart:style-name="ch9" chart:class="major"/>
          </chart:axis>
          <chart:series chart:style-name="ch10" chart:values-cell-range-address="Sheet1.L22:Sheet1.L29" chart:label-cell-address="Sheet1.L21:Sheet1.L21" chart:class="chart:bar">
            <chart:data-point chart:repeated="8"/>
          </chart:series>
          <chart:series chart:style-name="ch11" chart:values-cell-range-address="Sheet1.M22:Sheet1.M29" chart:label-cell-address="Sheet1.M21:Sheet1.M2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at</text:p>
                <draw:g>
                  <svg:desc>Sheet1.L21:Sheet1.L21</svg:desc>
                </draw:g>
              </table:table-cell>
              <table:table-cell office:value-type="string">
                <text:p>Double</text:p>
                <draw:g>
                  <svg:desc>Sheet1.M21:Sheet1.M2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K22:Sheet1.K29</svg:desc>
                </draw:g>
              </table:table-cell>
              <table:table-cell office:value-type="float" office:value="0.9455992318">
                <text:p>0.9455992318</text:p>
                <draw:g>
                  <svg:desc>Sheet1.L22:Sheet1.L29</svg:desc>
                </draw:g>
              </table:table-cell>
              <table:table-cell office:value-type="float" office:value="0.8456912604">
                <text:p>0.8456912604</text:p>
                <draw:g>
                  <svg:desc>Sheet1.M22:Sheet1.M2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311717248">
                <text:p>0.9311717248</text:p>
              </table:table-cell>
              <table:table-cell office:value-type="float" office:value="0.8279688758">
                <text:p>0.827968875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9335078127">
                <text:p>0.9335078127</text:p>
              </table:table-cell>
              <table:table-cell office:value-type="float" office:value="0.8539337819">
                <text:p>0.853933781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9329963701">
                <text:p>0.9329963701</text:p>
              </table:table-cell>
              <table:table-cell office:value-type="float" office:value="0.8635162559">
                <text:p>0.863516255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9332632395">
                <text:p>0.9332632395</text:p>
              </table:table-cell>
              <table:table-cell office:value-type="float" office:value="0.8689550953">
                <text:p>0.868955095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9331083886">
                <text:p>0.9331083886</text:p>
              </table:table-cell>
              <table:table-cell office:value-type="float" office:value="0.8762577582">
                <text:p>0.876257758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9358884881">
                <text:p>0.9358884881</text:p>
              </table:table-cell>
              <table:table-cell office:value-type="float" office:value="0.8804891337">
                <text:p>0.880489133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9344997863">
                <text:p>0.9344997863</text:p>
              </table:table-cell>
              <table:table-cell office:value-type="float" office:value="0.8789186695">
                <text:p>0.8789186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168cm" svg:y="0.315cm" chart:style-name="ch2">
          <text:p>Performance Of Different Datatype of Vector-Vector Manipulation</text:p>
        </chart:title>
        <chart:legend chart:legend-position="end" svg:x="14.064cm" svg:y="3.935cm" style:legend-expansion="high" chart:style-name="ch3"/>
        <chart:plot-area chart:style-name="ch4" table:cell-range-address="Sheet1.J2:Sheet1.L8" chart:data-source-has-labels="both" svg:x="1.315cm" svg:y="1.634cm" svg:width="12.109cm" svg:height="6.221cm">
          <chartooo:coordinate-region svg:x="2.275cm" svg:y="1.842cm" svg:width="11.149cm" svg:height="5.349cm"/>
          <chart:axis chart:dimension="x" chart:name="primary-x" chart:style-name="ch5" chartooo:axis-type="auto">
            <chartooo:date-scale/>
            <chart:title svg:x="6.396cm" svg:y="8.035cm" chart:style-name="ch6">
              <text:p>Dataset Size</text:p>
            </chart:title>
            <chart:categories table:cell-range-address="Sheet1.J3:Sheet1.J8"/>
          </chart:axis>
          <chart:axis chart:dimension="y" chart:name="primary-y" chart:style-name="ch7">
            <chart:title svg:x="0.451cm" svg:y="5.658cm" chart:style-name="ch8">
              <text:p>Flops(GHz)</text:p>
            </chart:title>
            <chart:grid chart:style-name="ch9" chart:class="major"/>
          </chart:axis>
          <chart:series chart:style-name="ch10" chart:values-cell-range-address="Sheet1.K3:Sheet1.K8" chart:label-cell-address="Sheet1.K2:Sheet1.K2" chart:class="chart:bar">
            <chart:data-point chart:repeated="6"/>
          </chart:series>
          <chart:series chart:style-name="ch11" chart:values-cell-range-address="Sheet1.L3:Sheet1.L8" chart:label-cell-address="Sheet1.L2:Sheet1.L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at</text:p>
                <draw:g>
                  <svg:desc>Sheet1.K2:Sheet1.K2</svg:desc>
                </draw:g>
              </table:table-cell>
              <table:table-cell office:value-type="string">
                <text:p>Double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J3:Sheet1.J8</svg:desc>
                </draw:g>
              </table:table-cell>
              <table:table-cell office:value-type="float" office:value="0.0063484838">
                <text:p>0.0063484838</text:p>
                <draw:g>
                  <svg:desc>Sheet1.K3:Sheet1.K8</svg:desc>
                </draw:g>
              </table:table-cell>
              <table:table-cell office:value-type="float" office:value="0.007018256">
                <text:p>0.007018256</text:p>
                <draw:g>
                  <svg:desc>Sheet1.L3:Sheet1.L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579901977">
                <text:p>0.0579901977</text:p>
              </table:table-cell>
              <table:table-cell office:value-type="float" office:value="0.0605935312">
                <text:p>0.06059353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251824632">
                <text:p>0.3251824632</text:p>
              </table:table-cell>
              <table:table-cell office:value-type="float" office:value="0.1481582206">
                <text:p>0.148158220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966807262">
                <text:p>0.1966807262</text:p>
              </table:table-cell>
              <table:table-cell office:value-type="float" office:value="0.1235847841">
                <text:p>0.123584784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183776548">
                <text:p>0.183776548</text:p>
              </table:table-cell>
              <table:table-cell office:value-type="float" office:value="0.0925967703">
                <text:p>0.092596770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1635034599">
                <text:p>0.1635034599</text:p>
              </table:table-cell>
              <table:table-cell office:value-type="float" office:value="0.0856642534">
                <text:p>0.08566425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489cm" svg:height="17.366cm" xlink:href=".." xlink:type="simple" chart:class="chart:bar" chart:style-name="ch1">
        <chart:title svg:x="5.74cm" svg:y="0.483cm" chart:style-name="ch2">
          <text:p>Efficiency Of Different Datatype of Vector-Vector Manipulation </text:p>
        </chart:title>
        <chart:legend chart:legend-position="end" svg:x="26.813cm" svg:y="7.933cm" style:legend-expansion="high" chart:style-name="ch3"/>
        <chart:plot-area chart:style-name="ch4" table:cell-range-address="Sheet2.J2:Sheet2.L8" chart:data-source-has-labels="both" svg:x="1.949cm" svg:y="2.645cm" svg:width="23.686cm" svg:height="13.044cm">
          <chartooo:coordinate-region svg:x="3.234cm" svg:y="2.853cm" svg:width="22.401cm" svg:height="12.172cm"/>
          <chart:axis chart:dimension="x" chart:name="primary-x" chart:style-name="ch5" chartooo:axis-type="auto">
            <chartooo:date-scale/>
            <chart:title svg:x="12.043cm" svg:y="16.037cm" chart:style-name="ch6">
              <text:p>Vector Length</text:p>
            </chart:title>
            <chart:categories table:cell-range-address="Sheet2.J3:Sheet2.J8"/>
          </chart:axis>
          <chart:axis chart:dimension="y" chart:name="primary-y" chart:style-name="ch7">
            <chart:title svg:x="0.451cm" svg:y="10.399cm" chart:style-name="ch8">
              <text:p>Efficiency</text:p>
            </chart:title>
            <chart:grid chart:style-name="ch9" chart:class="major"/>
          </chart:axis>
          <chart:series chart:style-name="ch10" chart:values-cell-range-address="Sheet2.K3:Sheet2.K8" chart:label-cell-address="Sheet2.K2:Sheet2.K2" chart:class="chart:bar">
            <chart:data-point chart:repeated="6"/>
          </chart:series>
          <chart:series chart:style-name="ch11" chart:values-cell-range-address="Sheet2.L3:Sheet2.L8" chart:label-cell-address="Sheet2.L2:Sheet2.L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at</text:p>
                <draw:g>
                  <svg:desc>Sheet2.K2:Sheet2.K2</svg:desc>
                </draw:g>
              </table:table-cell>
              <table:table-cell office:value-type="string">
                <text:p>Double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2.J3:Sheet2.J8</svg:desc>
                </draw:g>
              </table:table-cell>
              <table:table-cell office:value-type="float" office:value="0.000541679505791508">
                <text:p>0.000541679505791508</text:p>
                <draw:g>
                  <svg:desc>Sheet2.K3:Sheet2.K8</svg:desc>
                </draw:g>
              </table:table-cell>
              <table:table-cell office:value-type="float" office:value="0.000598827303754266">
                <text:p>0.000598827303754266</text:p>
                <draw:g>
                  <svg:desc>Sheet2.L3:Sheet2.L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494796908465842">
                <text:p>0.00494796908465842</text:p>
              </table:table-cell>
              <table:table-cell office:value-type="float" office:value="0.00517009651877133">
                <text:p>0.005170096518771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77459439593625">
                <text:p>0.0277459439593625</text:p>
              </table:table-cell>
              <table:table-cell office:value-type="float" office:value="0.0126414863993174">
                <text:p>0.01264148639931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167816319267643">
                <text:p>0.0167816319267643</text:p>
              </table:table-cell>
              <table:table-cell office:value-type="float" office:value="0.0105447768003413">
                <text:p>0.010544776800341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156805928341343">
                <text:p>0.0156805928341343</text:p>
              </table:table-cell>
              <table:table-cell office:value-type="float" office:value="0.00790074831911263">
                <text:p>0.0079007483191126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13950807156902">
                <text:p>0.013950807156902</text:p>
              </table:table-cell>
              <table:table-cell office:value-type="float" office:value="0.00730923663822526">
                <text:p>0.007309236638225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688cm" svg:height="19.105cm" xlink:href=".." xlink:type="simple" chart:class="chart:bar" chart:style-name="ch1">
        <chart:title svg:x="7.561cm" svg:y="0.518cm" chart:style-name="ch2">
          <text:p>Efficiency of Different Datatype of Matrix-Vector Manipulation</text:p>
        </chart:title>
        <chart:legend chart:legend-position="end" svg:x="30.012cm" svg:y="8.802cm" style:legend-expansion="high" chart:style-name="ch3"/>
        <chart:plot-area chart:style-name="ch4" table:cell-range-address="Sheet2.K21:Sheet2.M29" chart:data-source-has-labels="both" svg:x="2.013cm" svg:y="2.785cm" svg:width="26.693cm" svg:height="14.608cm">
          <chartooo:coordinate-region svg:x="3.298cm" svg:y="2.993cm" svg:width="25.408cm" svg:height="13.736cm"/>
          <chart:axis chart:dimension="x" chart:name="primary-x" chart:style-name="ch5" chartooo:axis-type="auto">
            <chartooo:date-scale/>
            <chart:title svg:x="13.757cm" svg:y="17.776cm" chart:style-name="ch6">
              <text:p>Dataset Size</text:p>
            </chart:title>
            <chart:categories table:cell-range-address="Sheet2.K22:Sheet2.K29"/>
          </chart:axis>
          <chart:axis chart:dimension="y" chart:name="primary-y" chart:style-name="ch7">
            <chart:title svg:x="0.451cm" svg:y="11.321cm" chart:style-name="ch8">
              <text:p>Efficiency</text:p>
            </chart:title>
            <chart:grid chart:style-name="ch9" chart:class="major"/>
          </chart:axis>
          <chart:series chart:style-name="ch10" chart:values-cell-range-address="Sheet2.L22:Sheet2.L29" chart:label-cell-address="Sheet2.L21:Sheet2.L21" chart:class="chart:bar">
            <chart:data-point chart:repeated="8"/>
          </chart:series>
          <chart:series chart:style-name="ch11" chart:values-cell-range-address="Sheet2.M22:Sheet2.M29" chart:label-cell-address="Sheet2.M21:Sheet2.M2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at</text:p>
                <draw:g>
                  <svg:desc>Sheet2.L21:Sheet2.L21</svg:desc>
                </draw:g>
              </table:table-cell>
              <table:table-cell office:value-type="string">
                <text:p>Double</text:p>
                <draw:g>
                  <svg:desc>Sheet2.M21:Sheet2.M2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2.K22:Sheet2.K29</svg:desc>
                </draw:g>
              </table:table-cell>
              <table:table-cell office:value-type="float" office:value="0.0806825283120698">
                <text:p>0.0806825283120698</text:p>
                <draw:g>
                  <svg:desc>Sheet2.L22:Sheet2.L29</svg:desc>
                </draw:g>
              </table:table-cell>
              <table:table-cell office:value-type="float" office:value="0.0721579573720137">
                <text:p>0.0721579573720137</text:p>
                <draw:g>
                  <svg:desc>Sheet2.M22:Sheet2.M2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94515123546128">
                <text:p>0.0794515123546128</text:p>
              </table:table-cell>
              <table:table-cell office:value-type="float" office:value="0.0706458085153584">
                <text:p>0.070645808515358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796508372595458">
                <text:p>0.0796508372595458</text:p>
              </table:table-cell>
              <table:table-cell office:value-type="float" office:value="0.0728612441894198">
                <text:p>0.072861244189419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79607198814287">
                <text:p>0.079607198814287</text:p>
              </table:table-cell>
              <table:table-cell office:value-type="float" office:value="0.0736788614249147">
                <text:p>0.073678861424914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796299692428566">
                <text:p>0.0796299692428566</text:p>
              </table:table-cell>
              <table:table-cell office:value-type="float" office:value="0.0741429262201365">
                <text:p>0.07414292622013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796167567024833">
                <text:p>0.0796167567024833</text:p>
              </table:table-cell>
              <table:table-cell office:value-type="float" office:value="0.0747660203242321">
                <text:p>0.074766020324232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798539665573557">
                <text:p>0.0798539665573557</text:p>
              </table:table-cell>
              <table:table-cell office:value-type="float" office:value="0.0751270591894198">
                <text:p>0.075127059189419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797354766450063">
                <text:p>0.0797354766450063</text:p>
              </table:table-cell>
              <table:table-cell office:value-type="float" office:value="0.0749930605375427">
                <text:p>0.07499306053754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777cm" svg:height="19.18cm" xlink:href=".." xlink:type="simple" chart:class="chart:bar" chart:style-name="ch1">
        <chart:title svg:x="6.191cm" svg:y="0.518cm" chart:style-name="ch2">
          <text:p>Efficiency of Differernt Datatype of Matrix-Matrix Manipulation</text:p>
        </chart:title>
        <chart:legend chart:legend-position="end" svg:x="27.151cm" svg:y="8.143cm" style:legend-expansion="high" chart:style-name="ch3"/>
        <chart:plot-area chart:style-name="ch4" table:cell-range-address="Sheet2.L41:Sheet2.P49" chart:data-source-has-labels="both" svg:x="1.995cm" svg:y="2.89cm" svg:width="23.886cm" svg:height="14.577cm">
          <chartooo:coordinate-region svg:x="3.486cm" svg:y="3.098cm" svg:width="22.395cm" svg:height="13.705cm"/>
          <chart:axis chart:dimension="x" chart:name="primary-x" chart:style-name="ch5" chartooo:axis-type="auto">
            <chartooo:date-scale/>
            <chart:title svg:x="12.263cm" svg:y="17.851cm" chart:style-name="ch6">
              <text:p>Dataset Size </text:p>
            </chart:title>
            <chart:categories table:cell-range-address="Sheet2.L42:Sheet2.L49"/>
          </chart:axis>
          <chart:axis chart:dimension="y" chart:name="primary-y" chart:style-name="ch7">
            <chart:title svg:x="0.451cm" svg:y="11.41cm" chart:style-name="ch8">
              <text:p>Efficiency</text:p>
            </chart:title>
            <chart:grid chart:style-name="ch9" chart:class="major"/>
          </chart:axis>
          <chart:series chart:style-name="ch10" chart:values-cell-range-address="Sheet2.M42:Sheet2.M49" chart:label-cell-address="Sheet2.M41:Sheet2.M41" chart:class="chart:bar">
            <chart:data-point chart:repeated="8"/>
          </chart:series>
          <chart:series chart:style-name="ch11" chart:values-cell-range-address="Sheet2.N42:Sheet2.N49" chart:label-cell-address="Sheet2.N41:Sheet2.N41" chart:class="chart:bar">
            <chart:data-point chart:repeated="8"/>
          </chart:series>
          <chart:series chart:style-name="ch12" chart:values-cell-range-address="Sheet2.O42:Sheet2.O49" chart:label-cell-address="Sheet2.O41:Sheet2.O41" chart:class="chart:bar">
            <chart:data-point chart:repeated="8"/>
          </chart:series>
          <chart:series chart:style-name="ch13" chart:values-cell-range-address="Sheet2.P42:Sheet2.P49" chart:label-cell-address="Sheet2.P41:Sheet2.P41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Float</text:p>
                <draw:g>
                  <svg:desc>Sheet2.M41:Sheet2.M41</svg:desc>
                </draw:g>
              </table:table-cell>
              <table:table-cell office:value-type="string">
                <text:p>Second Float</text:p>
                <draw:g>
                  <svg:desc>Sheet2.N41:Sheet2.N41</svg:desc>
                </draw:g>
              </table:table-cell>
              <table:table-cell office:value-type="string">
                <text:p>First Double</text:p>
                <draw:g>
                  <svg:desc>Sheet2.O41:Sheet2.O41</svg:desc>
                </draw:g>
              </table:table-cell>
              <table:table-cell office:value-type="string">
                <text:p>Second Double</text:p>
                <draw:g>
                  <svg:desc>Sheet2.P41:Sheet2.P4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2.L42:Sheet2.L49</svg:desc>
                </draw:g>
              </table:table-cell>
              <table:table-cell office:value-type="float" office:value="0.133247785852186">
                <text:p>0.133247785852186</text:p>
                <draw:g>
                  <svg:desc>Sheet2.M42:Sheet2.M49</svg:desc>
                </draw:g>
              </table:table-cell>
              <table:table-cell office:value-type="float" office:value="0.151495112700225">
                <text:p>0.151495112700225</text:p>
                <draw:g>
                  <svg:desc>Sheet2.N42:Sheet2.N49</svg:desc>
                </draw:g>
              </table:table-cell>
              <table:table-cell office:value-type="float" office:value="0.0383398529229732">
                <text:p>0.0383398529229732</text:p>
                <draw:g>
                  <svg:desc>Sheet2.O42:Sheet2.O49</svg:desc>
                </draw:g>
              </table:table-cell>
              <table:table-cell office:value-type="float" office:value="0.149396588204058">
                <text:p>0.149396588204058</text:p>
                <draw:g>
                  <svg:desc>Sheet2.P42:Sheet2.P4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376767909801666">
                <text:p>0.0376767909801666</text:p>
              </table:table-cell>
              <table:table-cell office:value-type="float" office:value="0.139511687554996">
                <text:p>0.139511687554996</text:p>
              </table:table-cell>
              <table:table-cell office:value-type="float" office:value="0.0280621598701147">
                <text:p>0.0280621598701147</text:p>
              </table:table-cell>
              <table:table-cell office:value-type="float" office:value="0.1094631339319">
                <text:p>0.109463133931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305456132617077">
                <text:p>0.0305456132617077</text:p>
              </table:table-cell>
              <table:table-cell office:value-type="float" office:value="0.140428307649215">
                <text:p>0.140428307649215</text:p>
              </table:table-cell>
              <table:table-cell office:value-type="float" office:value="0.0268355109314257">
                <text:p>0.0268355109314257</text:p>
              </table:table-cell>
              <table:table-cell office:value-type="float" office:value="0.10729355492061">
                <text:p>0.1072935549206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301802480918841">
                <text:p>0.0301802480918841</text:p>
              </table:table-cell>
              <table:table-cell office:value-type="float" office:value="0.141006982002263">
                <text:p>0.141006982002263</text:p>
              </table:table-cell>
              <table:table-cell office:value-type="float" office:value="0.0225605654464789">
                <text:p>0.0225605654464789</text:p>
              </table:table-cell>
              <table:table-cell office:value-type="float" office:value="0.104844983766968">
                <text:p>0.10484498376696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0285465756079314">
                <text:p>0.0285465756079314</text:p>
              </table:table-cell>
              <table:table-cell office:value-type="float" office:value="0.139302458336682">
                <text:p>0.139302458336682</text:p>
              </table:table-cell>
              <table:table-cell office:value-type="float" office:value="0.0238510699326968">
                <text:p>0.0238510699326968</text:p>
              </table:table-cell>
              <table:table-cell office:value-type="float" office:value="0.106107223641888">
                <text:p>0.1061072236418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287484211412132">
                <text:p>0.0287484211412132</text:p>
              </table:table-cell>
              <table:table-cell office:value-type="float" office:value="0.139077597845144">
                <text:p>0.139077597845144</text:p>
              </table:table-cell>
              <table:table-cell office:value-type="float" office:value="0.0208163476804052">
                <text:p>0.0208163476804052</text:p>
              </table:table-cell>
              <table:table-cell office:value-type="float" office:value="0.107309978007855">
                <text:p>0.10730997800785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0267208016296408">
                <text:p>0.0267208016296408</text:p>
              </table:table-cell>
              <table:table-cell office:value-type="float" office:value="0.13925312908118">
                <text:p>0.13925312908118</text:p>
              </table:table-cell>
              <table:table-cell office:value-type="float" office:value="0.0210349640239388">
                <text:p>0.0210349640239388</text:p>
              </table:table-cell>
              <table:table-cell office:value-type="float" office:value="0.107032246279167">
                <text:p>0.10703224627916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24883934041353">
                <text:p>0.024883934041353</text:p>
              </table:table-cell>
              <table:table-cell office:value-type="float" office:value="0.13866533929752">
                <text:p>0.13866533929752</text:p>
              </table:table-cell>
              <table:table-cell office:value-type="float" office:value="0.0177007585111945">
                <text:p>0.0177007585111945</text:p>
              </table:table-cell>
              <table:table-cell office:value-type="float" office:value="0.106544311461116">
                <text:p>0.1065443114611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